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102.81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4_3_18_52" table:style-name="ta1">
        <table:shapes>
          <draw:frame draw:z-index="0" draw:style-name="gr1" draw:text-style-name="P1" svg:width="453.51pt" svg:height="255.09pt" svg:x="437.07pt" svg:y="33.93pt">
            <loext:p draw:notify-on-update-of-ranges="data_4_3_18_52.B3:data_4_3_18_52.B220 data_4_3_18_52.F3:data_4_3_18_52.F2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Hydrofly Data</text:p>
          </table:table-cell>
          <table:table-cell office:value-type="string" calcext:value-type="string">
            <text:p>Version 0</text:p>
          </table:table-cell>
          <table:table-cell table:style-name="ce1" office:value-type="string" calcext:value-type="string">
            <text:p>4/9/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sure 0</text:p>
          </table:table-cell>
          <table:table-cell office:value-type="string" calcext:value-type="string">
            <text:p>Pressure 1</text:p>
          </table:table-cell>
          <table:table-cell office:value-type="string" calcext:value-type="string">
            <text:p>Distan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54836707.92308" calcext:value-type="float">
            <text:p>1554836707.92308</text:p>
          </table:table-cell>
          <table:table-cell office:value-type="float" office:value="1.4205060005188" calcext:value-type="float">
            <text:p>1.42050600051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20375" calcext:value-type="float">
            <text:p>19.20375</text:p>
          </table:table-cell>
          <table:table-cell office:value-type="float" office:value="19.3425" calcext:value-type="float">
            <text:p>19.3425</text:p>
          </table:table-cell>
          <table:table-cell office:value-type="float" office:value="20.175" calcext:value-type="float">
            <text:p>20.175</text:p>
          </table:table-cell>
        </table:table-row>
        <table:table-row table:style-name="ro1">
          <table:table-cell/>
          <table:table-cell office:value-type="float" office:value="1554836707.95661" calcext:value-type="float">
            <text:p>1554836707.95661</text:p>
          </table:table-cell>
          <table:table-cell office:value-type="float" office:value="0.0335414409637451" calcext:value-type="float">
            <text:p>0.0335414409637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836707.9891" calcext:value-type="float">
            <text:p>1554836707.9891</text:p>
          </table:table-cell>
          <table:table-cell office:value-type="float" office:value="0.0324952602386475" calcext:value-type="float">
            <text:p>0.0324952602386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836708.02262" calcext:value-type="float">
            <text:p>1554836708.02262</text:p>
          </table:table-cell>
          <table:table-cell office:value-type="float" office:value="0.0335359573364258" calcext:value-type="float">
            <text:p>0.0335359573364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836708.05178" calcext:value-type="float">
            <text:p>1554836708.05178</text:p>
          </table:table-cell>
          <table:table-cell office:value-type="float" office:value="0.0291702747344971" calcext:value-type="float">
            <text:p>0.0291702747344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105625" calcext:value-type="float">
            <text:p>20.105625</text:p>
          </table:table-cell>
        </table:table-row>
        <table:table-row table:style-name="ro1">
          <table:table-cell/>
          <table:table-cell office:value-type="float" office:value="1554836708.08078" calcext:value-type="float">
            <text:p>1554836708.08078</text:p>
          </table:table-cell>
          <table:table-cell office:value-type="float" office:value="0.0290012359619141" calcext:value-type="float">
            <text:p>0.0290012359619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836708.11082" calcext:value-type="float">
            <text:p>1554836708.11082</text:p>
          </table:table-cell>
          <table:table-cell office:value-type="float" office:value="0.0300483703613281" calcext:value-type="float">
            <text:p>0.0300483703613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836708.14115" calcext:value-type="float">
            <text:p>1554836708.14115</text:p>
          </table:table-cell>
          <table:table-cell office:value-type="float" office:value="0.030329704284668" calcext:value-type="float">
            <text:p>0.0303297042846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table:number-columns-repeated="2"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836708.17165" calcext:value-type="float">
            <text:p>1554836708.17165</text:p>
          </table:table-cell>
          <table:table-cell office:value-type="float" office:value="0.0305080413818359" calcext:value-type="float">
            <text:p>0.0305080413818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08.20155" calcext:value-type="float">
            <text:p>1554836708.20155</text:p>
          </table:table-cell>
          <table:table-cell office:value-type="float" office:value="0.0299069881439209" calcext:value-type="float">
            <text:p>0.0299069881439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105625" calcext:value-type="float">
            <text:p>20.105625</text:p>
          </table:table-cell>
        </table:table-row>
        <table:table-row table:style-name="ro1">
          <table:table-cell/>
          <table:table-cell office:value-type="float" office:value="1554836708.23183" calcext:value-type="float">
            <text:p>1554836708.23183</text:p>
          </table:table-cell>
          <table:table-cell office:value-type="float" office:value="0.0302844047546387" calcext:value-type="float">
            <text:p>0.0302844047546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836708.26261" calcext:value-type="float">
            <text:p>1554836708.26261</text:p>
          </table:table-cell>
          <table:table-cell office:value-type="float" office:value="0.0307846069335938" calcext:value-type="float">
            <text:p>0.0307846069335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836708.29359" calcext:value-type="float">
            <text:p>1554836708.29359</text:p>
          </table:table-cell>
          <table:table-cell office:value-type="float" office:value="0.0309758186340332" calcext:value-type="float">
            <text:p>0.030975818634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08.32391" calcext:value-type="float">
            <text:p>1554836708.32391</text:p>
          </table:table-cell>
          <table:table-cell office:value-type="float" office:value="0.0303304195404053" calcext:value-type="float">
            <text:p>0.0303304195404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836708.35412" calcext:value-type="float">
            <text:p>1554836708.35412</text:p>
          </table:table-cell>
          <table:table-cell office:value-type="float" office:value="0.0302107334136963" calcext:value-type="float">
            <text:p>0.0302107334136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836708.38442" calcext:value-type="float">
            <text:p>1554836708.38442</text:p>
          </table:table-cell>
          <table:table-cell office:value-type="float" office:value="0.030306339263916" calcext:value-type="float">
            <text:p>0.0303063392639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3" calcext:value-type="float">
            <text:p>20.73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244375" calcext:value-type="float">
            <text:p>20.244375</text:p>
          </table:table-cell>
        </table:table-row>
        <table:table-row table:style-name="ro1">
          <table:table-cell/>
          <table:table-cell office:value-type="float" office:value="1554836708.41529" calcext:value-type="float">
            <text:p>1554836708.41529</text:p>
          </table:table-cell>
          <table:table-cell office:value-type="float" office:value="0.0308778285980225" calcext:value-type="float">
            <text:p>0.0308778285980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836708.4458" calcext:value-type="float">
            <text:p>1554836708.4458</text:p>
          </table:table-cell>
          <table:table-cell office:value-type="float" office:value="0.0305101871490479" calcext:value-type="float">
            <text:p>0.0305101871490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105625" calcext:value-type="float">
            <text:p>20.1056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836708.4761" calcext:value-type="float">
            <text:p>1554836708.4761</text:p>
          </table:table-cell>
          <table:table-cell office:value-type="float" office:value="0.0303075313568115" calcext:value-type="float">
            <text:p>0.0303075313568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836708.50647" calcext:value-type="float">
            <text:p>1554836708.50647</text:p>
          </table:table-cell>
          <table:table-cell office:value-type="float" office:value="0.0303690433502197" calcext:value-type="float">
            <text:p>0.03036904335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836708.53714" calcext:value-type="float">
            <text:p>1554836708.53714</text:p>
          </table:table-cell>
          <table:table-cell office:value-type="float" office:value="0.0306823253631592" calcext:value-type="float">
            <text:p>0.0306823253631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836708.56716" calcext:value-type="float">
            <text:p>1554836708.56716</text:p>
          </table:table-cell>
          <table:table-cell office:value-type="float" office:value="0.0300159454345703" calcext:value-type="float">
            <text:p>0.030015945434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836708.59748" calcext:value-type="float">
            <text:p>1554836708.59748</text:p>
          </table:table-cell>
          <table:table-cell office:value-type="float" office:value="0.0303306579589844" calcext:value-type="float">
            <text:p>0.0303306579589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836708.62823" calcext:value-type="float">
            <text:p>1554836708.62823</text:p>
          </table:table-cell>
          <table:table-cell office:value-type="float" office:value="0.0307509899139404" calcext:value-type="float">
            <text:p>0.0307509899139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08.65854" calcext:value-type="float">
            <text:p>1554836708.65854</text:p>
          </table:table-cell>
          <table:table-cell office:value-type="float" office:value="0.0303177833557129" calcext:value-type="float">
            <text:p>0.0303177833557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836708.68871" calcext:value-type="float">
            <text:p>1554836708.68871</text:p>
          </table:table-cell>
          <table:table-cell office:value-type="float" office:value="0.0301668643951416" calcext:value-type="float">
            <text:p>0.0301668643951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08.7187" calcext:value-type="float">
            <text:p>1554836708.7187</text:p>
          </table:table-cell>
          <table:table-cell office:value-type="float" office:value="0.0300023555755615" calcext:value-type="float">
            <text:p>0.030002355575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836708.75171" calcext:value-type="float">
            <text:p>1554836708.75171</text:p>
          </table:table-cell>
          <table:table-cell office:value-type="float" office:value="0.0330157279968262" calcext:value-type="float">
            <text:p>0.0330157279968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836708.7857" calcext:value-type="float">
            <text:p>1554836708.7857</text:p>
          </table:table-cell>
          <table:table-cell office:value-type="float" office:value="0.0340034961700439" calcext:value-type="float">
            <text:p>0.0340034961700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836708.81743" calcext:value-type="float">
            <text:p>1554836708.81743</text:p>
          </table:table-cell>
          <table:table-cell office:value-type="float" office:value="0.0317368507385254" calcext:value-type="float">
            <text:p>0.0317368507385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08.84832" calcext:value-type="float">
            <text:p>1554836708.84832</text:p>
          </table:table-cell>
          <table:table-cell office:value-type="float" office:value="0.0309000015258789" calcext:value-type="float">
            <text:p>0.0309000015258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08.87747" calcext:value-type="float">
            <text:p>1554836708.87747</text:p>
          </table:table-cell>
          <table:table-cell office:value-type="float" office:value="0.0291497707366943" calcext:value-type="float">
            <text:p>0.0291497707366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836708.90678" calcext:value-type="float">
            <text:p>1554836708.90678</text:p>
          </table:table-cell>
          <table:table-cell office:value-type="float" office:value="0.0293152332305908" calcext:value-type="float">
            <text:p>0.0293152332305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105625" calcext:value-type="float">
            <text:p>20.1056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836708.936" calcext:value-type="float">
            <text:p>1554836708.936</text:p>
          </table:table-cell>
          <table:table-cell office:value-type="float" office:value="0.0292246341705322" calcext:value-type="float">
            <text:p>0.0292246341705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19.9321875" calcext:value-type="float">
            <text:p>19.9321875</text:p>
          </table:table-cell>
        </table:table-row>
        <table:table-row table:style-name="ro1">
          <table:table-cell/>
          <table:table-cell office:value-type="float" office:value="1554836708.9658" calcext:value-type="float">
            <text:p>1554836708.9658</text:p>
          </table:table-cell>
          <table:table-cell office:value-type="float" office:value="0.0298042297363281" calcext:value-type="float">
            <text:p>0.0298042297363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836708.99615" calcext:value-type="float">
            <text:p>1554836708.99615</text:p>
          </table:table-cell>
          <table:table-cell office:value-type="float" office:value="0.0303502082824707" calcext:value-type="float">
            <text:p>0.0303502082824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836709.02694" calcext:value-type="float">
            <text:p>1554836709.02694</text:p>
          </table:table-cell>
          <table:table-cell office:value-type="float" office:value="0.0307991504669189" calcext:value-type="float">
            <text:p>0.0307991504669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836709.05719" calcext:value-type="float">
            <text:p>1554836709.05719</text:p>
          </table:table-cell>
          <table:table-cell office:value-type="float" office:value="0.0302493572235107" calcext:value-type="float">
            <text:p>0.0302493572235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836709.08748" calcext:value-type="float">
            <text:p>1554836709.08748</text:p>
          </table:table-cell>
          <table:table-cell office:value-type="float" office:value="0.0302941799163818" calcext:value-type="float">
            <text:p>0.0302941799163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175" calcext:value-type="float">
            <text:p>20.175</text:p>
          </table:table-cell>
        </table:table-row>
        <table:table-row table:style-name="ro1">
          <table:table-cell/>
          <table:table-cell office:value-type="float" office:value="1554836709.11807" calcext:value-type="float">
            <text:p>1554836709.11807</text:p>
          </table:table-cell>
          <table:table-cell office:value-type="float" office:value="0.0306012630462647" calcext:value-type="float">
            <text:p>0.0306012630462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0709375" calcext:value-type="float">
            <text:p>20.0709375</text:p>
          </table:table-cell>
        </table:table-row>
        <table:table-row table:style-name="ro1">
          <table:table-cell/>
          <table:table-cell office:value-type="float" office:value="1554836709.14842" calcext:value-type="float">
            <text:p>1554836709.14842</text:p>
          </table:table-cell>
          <table:table-cell office:value-type="float" office:value="0.0303554534912109" calcext:value-type="float">
            <text:p>0.0303554534912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836709.17857" calcext:value-type="float">
            <text:p>1554836709.17857</text:p>
          </table:table-cell>
          <table:table-cell office:value-type="float" office:value="0.0301513671875" calcext:value-type="float">
            <text:p>0.03015136718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836709.20907" calcext:value-type="float">
            <text:p>1554836709.20907</text:p>
          </table:table-cell>
          <table:table-cell office:value-type="float" office:value="0.0305037498474121" calcext:value-type="float">
            <text:p>0.0305037498474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09.24014" calcext:value-type="float">
            <text:p>1554836709.24014</text:p>
          </table:table-cell>
          <table:table-cell office:value-type="float" office:value="0.0310766696929932" calcext:value-type="float">
            <text:p>0.0310766696929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836709.27061" calcext:value-type="float">
            <text:p>1554836709.27061</text:p>
          </table:table-cell>
          <table:table-cell office:value-type="float" office:value="0.0304663181304932" calcext:value-type="float">
            <text:p>0.030466318130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0709375" calcext:value-type="float">
            <text:p>20.0709375</text:p>
          </table:table-cell>
        </table:table-row>
        <table:table-row table:style-name="ro1">
          <table:table-cell/>
          <table:table-cell office:value-type="float" office:value="1554836709.30068" calcext:value-type="float">
            <text:p>1554836709.30068</text:p>
          </table:table-cell>
          <table:table-cell office:value-type="float" office:value="0.0300817489624023" calcext:value-type="float">
            <text:p>0.0300817489624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09.33087" calcext:value-type="float">
            <text:p>1554836709.33087</text:p>
          </table:table-cell>
          <table:table-cell office:value-type="float" office:value="0.0301952362060547" calcext:value-type="float">
            <text:p>0.0301952362060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836709.36139" calcext:value-type="float">
            <text:p>1554836709.36139</text:p>
          </table:table-cell>
          <table:table-cell office:value-type="float" office:value="0.0305211544036865" calcext:value-type="float">
            <text:p>0.0305211544036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09.39173" calcext:value-type="float">
            <text:p>1554836709.39173</text:p>
          </table:table-cell>
          <table:table-cell office:value-type="float" office:value="0.0303494930267334" calcext:value-type="float">
            <text:p>0.0303494930267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836709.42197" calcext:value-type="float">
            <text:p>1554836709.42197</text:p>
          </table:table-cell>
          <table:table-cell office:value-type="float" office:value="0.0302393436431885" calcext:value-type="float">
            <text:p>0.0302393436431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836709.45208" calcext:value-type="float">
            <text:p>1554836709.45208</text:p>
          </table:table-cell>
          <table:table-cell office:value-type="float" office:value="0.030113697052002" calcext:value-type="float">
            <text:p>0.030113697052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175" calcext:value-type="float">
            <text:p>20.175</text:p>
          </table:table-cell>
        </table:table-row>
        <table:table-row table:style-name="ro1">
          <table:table-cell/>
          <table:table-cell office:value-type="float" office:value="1554836709.48305" calcext:value-type="float">
            <text:p>1554836709.48305</text:p>
          </table:table-cell>
          <table:table-cell office:value-type="float" office:value="0.0309782028198242" calcext:value-type="float">
            <text:p>0.0309782028198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836709.51345" calcext:value-type="float">
            <text:p>1554836709.51345</text:p>
          </table:table-cell>
          <table:table-cell office:value-type="float" office:value="0.0304043292999268" calcext:value-type="float">
            <text:p>0.0304043292999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836709.54511" calcext:value-type="float">
            <text:p>1554836709.54511</text:p>
          </table:table-cell>
          <table:table-cell office:value-type="float" office:value="0.0316658020019531" calcext:value-type="float">
            <text:p>0.0316658020019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836709.57805" calcext:value-type="float">
            <text:p>1554836709.57805</text:p>
          </table:table-cell>
          <table:table-cell office:value-type="float" office:value="0.0329480171203613" calcext:value-type="float">
            <text:p>0.0329480171203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836709.61221" calcext:value-type="float">
            <text:p>1554836709.61221</text:p>
          </table:table-cell>
          <table:table-cell office:value-type="float" office:value="0.0341708660125732" calcext:value-type="float">
            <text:p>0.034170866012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578652601916" calcext:value-type="float">
            <text:p>0.018257865260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4310873288185" calcext:value-type="float">
            <text:p>0.53431087328818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836709.64637" calcext:value-type="float">
            <text:p>1554836709.64637</text:p>
          </table:table-cell>
          <table:table-cell office:value-type="float" office:value="0.0341694355010986" calcext:value-type="float">
            <text:p>0.03416943550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0190222752387" calcext:value-type="float">
            <text:p>0.055019022275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5849117082" calcext:value-type="float">
            <text:p>1.075849117082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09.67753" calcext:value-type="float">
            <text:p>1554836709.67753</text:p>
          </table:table-cell>
          <table:table-cell office:value-type="float" office:value="0.0311746597290039" calcext:value-type="float">
            <text:p>0.03117465972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1612546569" calcext:value-type="float">
            <text:p>0.1041612546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63518450192" calcext:value-type="float">
            <text:p>1.5763518450192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09.70892" calcext:value-type="float">
            <text:p>1554836709.70892</text:p>
          </table:table-cell>
          <table:table-cell office:value-type="float" office:value="0.0314011573791504" calcext:value-type="float">
            <text:p>0.03140115737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688876415426" calcext:value-type="float">
            <text:p>0.169688876415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679001755632" calcext:value-type="float">
            <text:p>2.08679001755632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09.74617" calcext:value-type="float">
            <text:p>1554836709.74617</text:p>
          </table:table-cell>
          <table:table-cell office:value-type="float" office:value="0.0372545719146729" calcext:value-type="float">
            <text:p>0.037254571914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302805508006" calcext:value-type="float">
            <text:p>0.270302805508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07136016225" calcext:value-type="float">
            <text:p>2.70071360162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836709.77803" calcext:value-type="float">
            <text:p>1554836709.77803</text:p>
          </table:table-cell>
          <table:table-cell office:value-type="float" office:value="0.0318639278411865" calcext:value-type="float">
            <text:p>0.031863927841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322165503567" calcext:value-type="float">
            <text:p>0.373322165503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310297804529" calcext:value-type="float">
            <text:p>3.23310297804529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09.80784" calcext:value-type="float">
            <text:p>1554836709.80784</text:p>
          </table:table-cell>
          <table:table-cell office:value-type="float" office:value="0.0298123359680176" calcext:value-type="float">
            <text:p>0.029812335968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474308175794" calcext:value-type="float">
            <text:p>0.48474308175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740978814624" calcext:value-type="float">
            <text:p>3.73740978814624</text:p>
          </table:table-cell>
          <table:table-cell office:value-type="float" office:value="20.4871875" calcext:value-type="float">
            <text:p>20.4871875</text:p>
          </table:table-cell>
          <table:table-cell table:number-columns-repeated="2"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836709.83786" calcext:value-type="float">
            <text:p>1554836709.83786</text:p>
          </table:table-cell>
          <table:table-cell office:value-type="float" office:value="0.0300195217132568" calcext:value-type="float">
            <text:p>0.03001952171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2367130005573" calcext:value-type="float">
            <text:p>0.612367130005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13684750438" calcext:value-type="float">
            <text:p>4.2513684750438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09.86962" calcext:value-type="float">
            <text:p>1554836709.86962</text:p>
          </table:table-cell>
          <table:table-cell office:value-type="float" office:value="0.0317714214324951" calcext:value-type="float">
            <text:p>0.03177142143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7536707704371" calcext:value-type="float">
            <text:p>0.737536707704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969083079102" calcext:value-type="float">
            <text:p>3.93969083079102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2096875" calcext:value-type="float">
            <text:p>20.2096875</text:p>
          </table:table-cell>
        </table:table-row>
        <table:table-row table:style-name="ro1">
          <table:table-cell/>
          <table:table-cell office:value-type="float" office:value="1554836709.89961" calcext:value-type="float">
            <text:p>1554836709.89961</text:p>
          </table:table-cell>
          <table:table-cell office:value-type="float" office:value="0.0299937725067139" calcext:value-type="float">
            <text:p>0.029993772506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877563352003" calcext:value-type="float">
            <text:p>0.84687756335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545192250016" calcext:value-type="float">
            <text:p>3.64545192250016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836709.92954" calcext:value-type="float">
            <text:p>1554836709.92954</text:p>
          </table:table-cell>
          <table:table-cell office:value-type="float" office:value="0.0299365520477295" calcext:value-type="float">
            <text:p>0.02993655204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7218130540577" calcext:value-type="float">
            <text:p>0.94721813054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177434691193" calcext:value-type="float">
            <text:p>3.35177434691193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836709.95883" calcext:value-type="float">
            <text:p>1554836709.95883</text:p>
          </table:table-cell>
          <table:table-cell office:value-type="float" office:value="0.0292935371398926" calcext:value-type="float">
            <text:p>0.029293537139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027188545454" calcext:value-type="float">
            <text:p>1.06027188545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934120465115" calcext:value-type="float">
            <text:p>3.8593412046511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09.98896" calcext:value-type="float">
            <text:p>1554836709.98896</text:p>
          </table:table-cell>
          <table:table-cell office:value-type="float" office:value="0.0301363468170166" calcext:value-type="float">
            <text:p>0.030136346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250509564082" calcext:value-type="float">
            <text:p>1.1925050956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783144450714" calcext:value-type="float">
            <text:p>4.38783144450714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836710.01853" calcext:value-type="float">
            <text:p>1554836710.01853</text:p>
          </table:table-cell>
          <table:table-cell office:value-type="float" office:value="0.0295734405517578" calcext:value-type="float">
            <text:p>0.02957344055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779285411138" calcext:value-type="float">
            <text:p>1.33779285411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277834975899" calcext:value-type="float">
            <text:p>4.91277834975899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836710.04867" calcext:value-type="float">
            <text:p>1554836710.04867</text:p>
          </table:table-cell>
          <table:table-cell office:value-type="float" office:value="0.0301451683044434" calcext:value-type="float">
            <text:p>0.030145168304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697473150896" calcext:value-type="float">
            <text:p>1.4769747315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70542486924" calcext:value-type="float">
            <text:p>4.6170542486924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0709375" calcext:value-type="float">
            <text:p>20.07093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10.07957" calcext:value-type="float">
            <text:p>1554836710.07957</text:p>
          </table:table-cell>
          <table:table-cell office:value-type="float" office:value="0.0309078693389893" calcext:value-type="float">
            <text:p>0.03090786933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030658340135" calcext:value-type="float">
            <text:p>1.61030658340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384805047692" calcext:value-type="float">
            <text:p>4.31384805047692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836710.11418" calcext:value-type="float">
            <text:p>1554836710.11418</text:p>
          </table:table-cell>
          <table:table-cell office:value-type="float" office:value="0.0346150398254395" calcext:value-type="float">
            <text:p>0.03461503982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787625383494" calcext:value-type="float">
            <text:p>1.74787625383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427450978936" calcext:value-type="float">
            <text:p>3.97427450978936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10.14561" calcext:value-type="float">
            <text:p>1554836710.14561</text:p>
          </table:table-cell>
          <table:table-cell office:value-type="float" office:value="0.0314371585845947" calcext:value-type="float">
            <text:p>0.031437158584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312097849775" calcext:value-type="float">
            <text:p>1.86312097849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587598407448" calcext:value-type="float">
            <text:p>3.66587598407448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836710.20085" calcext:value-type="float">
            <text:p>1554836710.20085</text:p>
          </table:table-cell>
          <table:table-cell office:value-type="float" office:value="0.0552411079406738" calcext:value-type="float">
            <text:p>0.055241107940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569202956724" calcext:value-type="float">
            <text:p>2.03569202956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396071517647" calcext:value-type="float">
            <text:p>3.12396071517647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836710.23703" calcext:value-type="float">
            <text:p>1554836710.23703</text:p>
          </table:table-cell>
          <table:table-cell office:value-type="float" office:value="0.0361795425415039" calcext:value-type="float">
            <text:p>0.036179542541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587460844154" calcext:value-type="float">
            <text:p>2.13587460844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903940284432" calcext:value-type="float">
            <text:p>2.76903940284432</text:p>
          </table:table-cell>
          <table:table-cell office:value-type="float" office:value="20.4871875" calcext:value-type="float">
            <text:p>20.4871875</text:p>
          </table:table-cell>
          <table:table-cell table:number-columns-repeated="2"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10.28216" calcext:value-type="float">
            <text:p>1554836710.28216</text:p>
          </table:table-cell>
          <table:table-cell office:value-type="float" office:value="0.0451400279998779" calcext:value-type="float">
            <text:p>0.045140027999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88005154469" calcext:value-type="float">
            <text:p>2.24088005154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621572816552" calcext:value-type="float">
            <text:p>2.32621572816552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836710.31343" calcext:value-type="float">
            <text:p>1554836710.31343</text:p>
          </table:table-cell>
          <table:table-cell office:value-type="float" office:value="0.0312645435333252" calcext:value-type="float">
            <text:p>0.03126454353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4019127242" calcext:value-type="float">
            <text:p>2.304019127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95105561036" calcext:value-type="float">
            <text:p>2.0195105561036</text:p>
          </table:table-cell>
          <table:table-cell office:value-type="float" office:value="21.0075" calcext:value-type="float">
            <text:p>21.0075</text:p>
          </table:table-cell>
          <table:table-cell table:number-columns-repeated="2"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836710.35364" calcext:value-type="float">
            <text:p>1554836710.35364</text:p>
          </table:table-cell>
          <table:table-cell office:value-type="float" office:value="0.0402152538299561" calcext:value-type="float">
            <text:p>0.040215253829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936887112362" calcext:value-type="float">
            <text:p>2.36936887112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499891603173" calcext:value-type="float">
            <text:p>1.62499891603173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836710.40202" calcext:value-type="float">
            <text:p>1554836710.40202</text:p>
          </table:table-cell>
          <table:table-cell office:value-type="float" office:value="0.0483853816986084" calcext:value-type="float">
            <text:p>0.048385381698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502842989524" calcext:value-type="float">
            <text:p>2.42502842989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033832156838" calcext:value-type="float">
            <text:p>1.15033832156838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19.8975" calcext:value-type="float">
            <text:p>19.89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836710.44387" calcext:value-type="float">
            <text:p>1554836710.44387</text:p>
          </table:table-cell>
          <table:table-cell office:value-type="float" office:value="0.0418515205383301" calcext:value-type="float">
            <text:p>0.04185152053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598913452925" calcext:value-type="float">
            <text:p>2.4559891345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77490508736" calcext:value-type="float">
            <text:p>0.73977490508736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836710.48403" calcext:value-type="float">
            <text:p>1554836710.48403</text:p>
          </table:table-cell>
          <table:table-cell office:value-type="float" office:value="0.0401687622070313" calcext:value-type="float">
            <text:p>0.04016876220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987625280286" calcext:value-type="float">
            <text:p>2.46987625280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719347836384" calcext:value-type="float">
            <text:p>0.345719347836384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10.52122" calcext:value-type="float">
            <text:p>1554836710.52122</text:p>
          </table:table-cell>
          <table:table-cell office:value-type="float" office:value="0.0371923446655273" calcext:value-type="float">
            <text:p>0.037192344665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916448232326" calcext:value-type="float">
            <text:p>2.46916448232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1375533324393" calcext:value-type="float">
            <text:p>-0.019137553332439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836710.55156" calcext:value-type="float">
            <text:p>1554836710.55156</text:p>
          </table:table-cell>
          <table:table-cell office:value-type="float" office:value="0.0303373336791992" calcext:value-type="float">
            <text:p>0.030337333679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955522905919" calcext:value-type="float">
            <text:p>2.45955522905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6746796725384" calcext:value-type="float">
            <text:p>-0.316746796725384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836710.58349" calcext:value-type="float">
            <text:p>1554836710.58349</text:p>
          </table:table-cell>
          <table:table-cell office:value-type="float" office:value="0.0319387912750244" calcext:value-type="float">
            <text:p>0.031938791275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943167176419" calcext:value-type="float">
            <text:p>2.43943167176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0066339133373" calcext:value-type="float">
            <text:p>-0.630066339133373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836710.61926" calcext:value-type="float">
            <text:p>1554836710.61926</text:p>
          </table:table-cell>
          <table:table-cell office:value-type="float" office:value="0.0357680320739746" calcext:value-type="float">
            <text:p>0.035768032073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434499445539" calcext:value-type="float">
            <text:p>2.40434499445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0950733779064" calcext:value-type="float">
            <text:p>-0.980950733779064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836710.65003" calcext:value-type="float">
            <text:p>1554836710.65003</text:p>
          </table:table-cell>
          <table:table-cell office:value-type="float" office:value="0.0307753086090088" calcext:value-type="float">
            <text:p>0.03077530860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117599218411" calcext:value-type="float">
            <text:p>2.3911759921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7908049228341" calcext:value-type="float">
            <text:p>-0.427908049228341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836710.67941" calcext:value-type="float">
            <text:p>1554836710.67941</text:p>
          </table:table-cell>
          <table:table-cell office:value-type="float" office:value="0.029393196105957" calcext:value-type="float">
            <text:p>0.029393196105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431633485807" calcext:value-type="float">
            <text:p>2.39431633485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839101901236" calcext:value-type="float">
            <text:p>0.106839101901236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836710.71171" calcext:value-type="float">
            <text:p>1554836710.71171</text:p>
          </table:table-cell>
          <table:table-cell office:value-type="float" office:value="0.0323019027709961" calcext:value-type="float">
            <text:p>0.03230190277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699218314315" calcext:value-type="float">
            <text:p>2.41699218314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1997292414478" calcext:value-type="float">
            <text:p>0.701997292414478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10.74129" calcext:value-type="float">
            <text:p>1554836710.74129</text:p>
          </table:table-cell>
          <table:table-cell office:value-type="float" office:value="0.0295844078063965" calcext:value-type="float">
            <text:p>0.029584407806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917428053357" calcext:value-type="float">
            <text:p>2.429174280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774251833729" calcext:value-type="float">
            <text:p>0.411774251833729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836710.77081" calcext:value-type="float">
            <text:p>1554836710.77081</text:p>
          </table:table-cell>
          <table:table-cell office:value-type="float" office:value="0.0295219421386719" calcext:value-type="float">
            <text:p>0.02952194213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278079905686" calcext:value-type="float">
            <text:p>2.43278079905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163999453358" calcext:value-type="float">
            <text:p>0.122163999453358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2096875" calcext:value-type="float">
            <text:p>20.2096875</text:p>
          </table:table-cell>
        </table:table-row>
        <table:table-row table:style-name="ro1">
          <table:table-cell/>
          <table:table-cell office:value-type="float" office:value="1554836710.80158" calcext:value-type="float">
            <text:p>1554836710.80158</text:p>
          </table:table-cell>
          <table:table-cell office:value-type="float" office:value="0.0307750701904297" calcext:value-type="float">
            <text:p>0.03077507019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724930520212" calcext:value-type="float">
            <text:p>2.4272493052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9739439114758" calcext:value-type="float">
            <text:p>-0.179739439114758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836710.83279" calcext:value-type="float">
            <text:p>1554836710.83279</text:p>
          </table:table-cell>
          <table:table-cell office:value-type="float" office:value="0.0312185287475586" calcext:value-type="float">
            <text:p>0.031218528747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207731232548" calcext:value-type="float">
            <text:p>2.41207731232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5993206128307" calcext:value-type="float">
            <text:p>-0.485993206128307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836710.88755" calcext:value-type="float">
            <text:p>1554836710.88755</text:p>
          </table:table-cell>
          <table:table-cell office:value-type="float" office:value="0.054757833480835" calcext:value-type="float">
            <text:p>0.054757833480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605087385857" calcext:value-type="float">
            <text:p>2.35605087385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31675525753" calcext:value-type="float">
            <text:p>-1.0231675525753</text:p>
          </table:table-cell>
          <table:table-cell office:value-type="float" office:value="20.244375" calcext:value-type="float">
            <text:p>20.244375</text:p>
          </table:table-cell>
          <table:table-cell table:number-columns-repeated="2"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836710.91868" calcext:value-type="float">
            <text:p>1554836710.91868</text:p>
          </table:table-cell>
          <table:table-cell office:value-type="float" office:value="0.031137228012085" calcext:value-type="float">
            <text:p>0.0311372280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229081649792" calcext:value-type="float">
            <text:p>2.34229081649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1916581505241" calcext:value-type="float">
            <text:p>-0.441916581505241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836710.94956" calcext:value-type="float">
            <text:p>1554836710.94956</text:p>
          </table:table-cell>
          <table:table-cell office:value-type="float" office:value="0.0308799743652344" calcext:value-type="float">
            <text:p>0.030879974365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66751354396" calcext:value-type="float">
            <text:p>2.346675135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979358202149" calcext:value-type="float">
            <text:p>0.141979358202149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10.97949" calcext:value-type="float">
            <text:p>1554836710.97949</text:p>
          </table:table-cell>
          <table:table-cell office:value-type="float" office:value="0.0299389362335205" calcext:value-type="float">
            <text:p>0.029938936233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808991535349" calcext:value-type="float">
            <text:p>2.36808991535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81924075861" calcext:value-type="float">
            <text:p>0.715281924075861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836711.00856" calcext:value-type="float">
            <text:p>1554836711.00856</text:p>
          </table:table-cell>
          <table:table-cell office:value-type="float" office:value="0.0290727615356445" calcext:value-type="float">
            <text:p>0.029072761535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059347436785" calcext:value-type="float">
            <text:p>2.38059347436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0078133411188" calcext:value-type="float">
            <text:p>0.430078133411188</text:p>
          </table:table-cell>
          <table:table-cell office:value-type="float" office:value="20.175" calcext:value-type="float">
            <text:p>20.175</text:p>
          </table:table-cell>
          <table:table-cell table:number-columns-repeated="2"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836711.03817" calcext:value-type="float">
            <text:p>1554836711.03817</text:p>
          </table:table-cell>
          <table:table-cell office:value-type="float" office:value="0.0296235084533691" calcext:value-type="float">
            <text:p>0.029623508453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72510998579" calcext:value-type="float">
            <text:p>2.38472510998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471515483636" calcext:value-type="float">
            <text:p>0.139471515483636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836711.06926" calcext:value-type="float">
            <text:p>1554836711.06926</text:p>
          </table:table-cell>
          <table:table-cell office:value-type="float" office:value="0.0310928821563721" calcext:value-type="float">
            <text:p>0.03109288215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957769396394" calcext:value-type="float">
            <text:p>2.3795776939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5549658470374" calcext:value-type="float">
            <text:p>-0.165549658470374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836711.10259" calcext:value-type="float">
            <text:p>1554836711.10259</text:p>
          </table:table-cell>
          <table:table-cell office:value-type="float" office:value="0.0333340167999268" calcext:value-type="float">
            <text:p>0.033334016799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315881187553" calcext:value-type="float">
            <text:p>2.3631588118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2556363277655" calcext:value-type="float">
            <text:p>-0.49255636327765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836711.13517" calcext:value-type="float">
            <text:p>1554836711.13517</text:p>
          </table:table-cell>
          <table:table-cell office:value-type="float" office:value="0.0325877666473389" calcext:value-type="float">
            <text:p>0.032587766647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668964757942" calcext:value-type="float">
            <text:p>2.33668964757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2242354088049" calcext:value-type="float">
            <text:p>-0.812242354088049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836711.1786" calcext:value-type="float">
            <text:p>1554836711.1786</text:p>
          </table:table-cell>
          <table:table-cell office:value-type="float" office:value="0.043431282043457" calcext:value-type="float">
            <text:p>0.043431282043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809120389278" calcext:value-type="float">
            <text:p>2.33809120389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706640791945" calcext:value-type="float">
            <text:p>0.03227066407919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836711.20833" calcext:value-type="float">
            <text:p>1554836711.20833</text:p>
          </table:table-cell>
          <table:table-cell office:value-type="float" office:value="0.0297355651855469" calcext:value-type="float">
            <text:p>0.029735565185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650977664892" calcext:value-type="float">
            <text:p>2.35650977664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412230479362" calcext:value-type="float">
            <text:p>0.619412230479362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836711.23997" calcext:value-type="float">
            <text:p>1554836711.23997</text:p>
          </table:table-cell>
          <table:table-cell office:value-type="float" office:value="0.0316507816314697" calcext:value-type="float">
            <text:p>0.0316507816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615274869115" calcext:value-type="float">
            <text:p>2.39615274869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25116284274" calcext:value-type="float">
            <text:p>1.2525116284274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836711.27135" calcext:value-type="float">
            <text:p>1554836711.27135</text:p>
          </table:table-cell>
          <table:table-cell office:value-type="float" office:value="0.0313949584960937" calcext:value-type="float">
            <text:p>0.03139495849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58061373414" calcext:value-type="float">
            <text:p>2.4258061373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4527085580722" calcext:value-type="float">
            <text:p>0.944527085580722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836711.30479" calcext:value-type="float">
            <text:p>1554836711.30479</text:p>
          </table:table-cell>
          <table:table-cell office:value-type="float" office:value="0.0334501266479492" calcext:value-type="float">
            <text:p>0.0334501266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642417133368" calcext:value-type="float">
            <text:p>2.44642417133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638134316434" calcext:value-type="float">
            <text:p>0.61638134316434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836711.34217" calcext:value-type="float">
            <text:p>1554836711.34217</text:p>
          </table:table-cell>
          <table:table-cell office:value-type="float" office:value="0.0373826026916504" calcext:value-type="float">
            <text:p>0.03738260269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575703755868" calcext:value-type="float">
            <text:p>2.45575703755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965801075925" calcext:value-type="float">
            <text:p>0.249658010759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836711.37263" calcext:value-type="float">
            <text:p>1554836711.37263</text:p>
          </table:table-cell>
          <table:table-cell office:value-type="float" office:value="0.0304734706878662" calcext:value-type="float">
            <text:p>0.03047347068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425509963289" calcext:value-type="float">
            <text:p>2.45425509963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92867366887176" calcext:value-type="float">
            <text:p>-0.049286736688718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836711.4143" calcext:value-type="float">
            <text:p>1554836711.4143</text:p>
          </table:table-cell>
          <table:table-cell office:value-type="float" office:value="0.0416734218597412" calcext:value-type="float">
            <text:p>0.041673421859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516437984478" calcext:value-type="float">
            <text:p>2.43516437984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8103005132779" calcext:value-type="float">
            <text:p>-0.458103005132779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836711.44513" calcext:value-type="float">
            <text:p>1554836711.44513</text:p>
          </table:table-cell>
          <table:table-cell office:value-type="float" office:value="0.0308341979980469" calcext:value-type="float">
            <text:p>0.0308341979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171230549476" calcext:value-type="float">
            <text:p>2.41171230549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0586487493619" calcext:value-type="float">
            <text:p>-0.760586487493619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836711.47544" calcext:value-type="float">
            <text:p>1554836711.47544</text:p>
          </table:table-cell>
          <table:table-cell office:value-type="float" office:value="0.0303101539611816" calcext:value-type="float">
            <text:p>0.030310153961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964631165883" calcext:value-type="float">
            <text:p>2.3796463116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5792909785281" calcext:value-type="float">
            <text:p>-1.05792909785281</text:p>
          </table:table-cell>
          <table:table-cell office:value-type="float" office:value="20.59125" calcext:value-type="float">
            <text:p>20.59125</text:p>
          </table:table-cell>
          <table:table-cell table:number-columns-repeated="2"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836711.50522" calcext:value-type="float">
            <text:p>1554836711.50522</text:p>
          </table:table-cell>
          <table:table-cell office:value-type="float" office:value="0.0297913551330566" calcext:value-type="float">
            <text:p>0.0297913551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611448009287" calcext:value-type="float">
            <text:p>2.36611448009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4220075103053" calcext:value-type="float">
            <text:p>-0.454220075103053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11.54338" calcext:value-type="float">
            <text:p>1554836711.54338</text:p>
          </table:table-cell>
          <table:table-cell office:value-type="float" office:value="0.0381627082824707" calcext:value-type="float">
            <text:p>0.038162708282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872336617589" calcext:value-type="float">
            <text:p>2.37872336617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398094120912" calcext:value-type="float">
            <text:p>0.330398094120912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836711.57295" calcext:value-type="float">
            <text:p>1554836711.57295</text:p>
          </table:table-cell>
          <table:table-cell office:value-type="float" office:value="0.0295746326446533" calcext:value-type="float">
            <text:p>0.029574632644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673988511309" calcext:value-type="float">
            <text:p>2.4067398851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731587282329" calcext:value-type="float">
            <text:p>0.94731587282329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11.60307" calcext:value-type="float">
            <text:p>1554836711.60307</text:p>
          </table:table-cell>
          <table:table-cell office:value-type="float" office:value="0.0301282405853272" calcext:value-type="float">
            <text:p>0.030128240585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637620189948" calcext:value-type="float">
            <text:p>2.42637620189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757832681231" calcext:value-type="float">
            <text:p>0.651757832681231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244375" calcext:value-type="float">
            <text:p>20.244375</text:p>
          </table:table-cell>
        </table:table-row>
        <table:table-row table:style-name="ro1">
          <table:table-cell/>
          <table:table-cell office:value-type="float" office:value="1554836711.63262" calcext:value-type="float">
            <text:p>1554836711.63262</text:p>
          </table:table-cell>
          <table:table-cell office:value-type="float" office:value="0.029557466506958" calcext:value-type="float">
            <text:p>0.02955746650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70700662735" calcext:value-type="float">
            <text:p>2.4370700662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799086247973" calcext:value-type="float">
            <text:p>0.361799086247973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836711.66288" calcext:value-type="float">
            <text:p>1554836711.66288</text:p>
          </table:table-cell>
          <table:table-cell office:value-type="float" office:value="0.0302689075469971" calcext:value-type="float">
            <text:p>0.0302689075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903334101002" calcext:value-type="float">
            <text:p>2.4390333410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8611032119317" calcext:value-type="float">
            <text:p>0.064861103211932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105625" calcext:value-type="float">
            <text:p>20.1056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836711.69246" calcext:value-type="float">
            <text:p>1554836711.69246</text:p>
          </table:table-cell>
          <table:table-cell office:value-type="float" office:value="0.0295810699462891" calcext:value-type="float">
            <text:p>0.02958106994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23678623921" calcext:value-type="float">
            <text:p>2.4323678623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5329192961164" calcext:value-type="float">
            <text:p>-0.225329192961164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836711.72398" calcext:value-type="float">
            <text:p>1554836711.72398</text:p>
          </table:table-cell>
          <table:table-cell office:value-type="float" office:value="0.0315334796905518" calcext:value-type="float">
            <text:p>0.031533479690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550777391309" calcext:value-type="float">
            <text:p>2.4155077739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4672628725477" calcext:value-type="float">
            <text:p>-0.534672628725477</text:p>
          </table:table-cell>
          <table:table-cell office:value-type="float" office:value="20.383125" calcext:value-type="float">
            <text:p>20.383125</text:p>
          </table:table-cell>
          <table:table-cell table:number-columns-repeated="2"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836711.7654" calcext:value-type="float">
            <text:p>1554836711.7654</text:p>
          </table:table-cell>
          <table:table-cell office:value-type="float" office:value="0.0414261817932129" calcext:value-type="float">
            <text:p>0.041426181793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652310743822" calcext:value-type="float">
            <text:p>2.37652310743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1063472116895" calcext:value-type="float">
            <text:p>-0.94106347211689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836711.79781" calcext:value-type="float">
            <text:p>1554836711.79781</text:p>
          </table:table-cell>
          <table:table-cell office:value-type="float" office:value="0.0324137210845947" calcext:value-type="float">
            <text:p>0.032413721084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822995594271" calcext:value-type="float">
            <text:p>2.36822995594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5853114607485" calcext:value-type="float">
            <text:p>-0.25585311460748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836711.82708" calcext:value-type="float">
            <text:p>1554836711.82708</text:p>
          </table:table-cell>
          <table:table-cell office:value-type="float" office:value="0.0292718410491943" calcext:value-type="float">
            <text:p>0.029271841049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909676338983" calcext:value-type="float">
            <text:p>2.37909676338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23758047389" calcext:value-type="float">
            <text:p>0.37123758047389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836711.85795" calcext:value-type="float">
            <text:p>1554836711.85795</text:p>
          </table:table-cell>
          <table:table-cell office:value-type="float" office:value="0.0308792591094971" calcext:value-type="float">
            <text:p>0.03087925910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125621349509" calcext:value-type="float">
            <text:p>2.41125621349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145795698097" calcext:value-type="float">
            <text:p>1.04145795698097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836711.88898" calcext:value-type="float">
            <text:p>1554836711.88898</text:p>
          </table:table-cell>
          <table:table-cell office:value-type="float" office:value="0.0310373306274414" calcext:value-type="float">
            <text:p>0.031037330627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413015953529" calcext:value-type="float">
            <text:p>2.4341301595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6981743525773" calcext:value-type="float">
            <text:p>0.736981743525773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836711.91898" calcext:value-type="float">
            <text:p>1554836711.91898</text:p>
          </table:table-cell>
          <table:table-cell office:value-type="float" office:value="0.0299952030181885" calcext:value-type="float">
            <text:p>0.029995203018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74098998308" calcext:value-type="float">
            <text:p>2.4474098998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728801917344" calcext:value-type="float">
            <text:p>0.442728801917344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836711.9486" calcext:value-type="float">
            <text:p>1554836711.9486</text:p>
          </table:table-cell>
          <table:table-cell office:value-type="float" office:value="0.0296342372894287" calcext:value-type="float">
            <text:p>0.029634237289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191480572817" calcext:value-type="float">
            <text:p>2.45191480572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016934108048" calcext:value-type="float">
            <text:p>0.152016934108048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11.97921" calcext:value-type="float">
            <text:p>1554836711.97921</text:p>
          </table:table-cell>
          <table:table-cell office:value-type="float" office:value="0.0306065082550049" calcext:value-type="float">
            <text:p>0.030606508255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737791388725" calcext:value-type="float">
            <text:p>2.44737791388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823291187355" calcext:value-type="float">
            <text:p>-0.1482329118735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836712.01292" calcext:value-type="float">
            <text:p>1554836712.01292</text:p>
          </table:table-cell>
          <table:table-cell office:value-type="float" office:value="0.0337214469909668" calcext:value-type="float">
            <text:p>0.03372144699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12239815731" calcext:value-type="float">
            <text:p>2.431223981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9040306854934" calcext:value-type="float">
            <text:p>-0.479040306854934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836712.06904" calcext:value-type="float">
            <text:p>1554836712.06904</text:p>
          </table:table-cell>
          <table:table-cell office:value-type="float" office:value="0.0561225414276123" calcext:value-type="float">
            <text:p>0.056122541427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34400760779" calcext:value-type="float">
            <text:p>2.3734400760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2960243825981" calcext:value-type="float">
            <text:p>-1.02960243825981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836712.10214" calcext:value-type="float">
            <text:p>1554836712.10214</text:p>
          </table:table-cell>
          <table:table-cell office:value-type="float" office:value="0.0331103801727295" calcext:value-type="float">
            <text:p>0.0331103801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347872061216" calcext:value-type="float">
            <text:p>2.3634787206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085294743722" calcext:value-type="float">
            <text:p>-0.30085294743722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836712.14491" calcext:value-type="float">
            <text:p>1554836712.14491</text:p>
          </table:table-cell>
          <table:table-cell office:value-type="float" office:value="0.0427761077880859" calcext:value-type="float">
            <text:p>0.0427761077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155925962887" calcext:value-type="float">
            <text:p>2.39155925962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6453811922727" calcext:value-type="float">
            <text:p>0.656453811922727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836712.17576" calcext:value-type="float">
            <text:p>1554836712.17576</text:p>
          </table:table-cell>
          <table:table-cell office:value-type="float" office:value="0.0308561325073242" calcext:value-type="float">
            <text:p>0.030856132507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247477547493" calcext:value-type="float">
            <text:p>2.40247477547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3755152025877" calcext:value-type="float">
            <text:p>0.353755152025877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836712.20524" calcext:value-type="float">
            <text:p>1554836712.20524</text:p>
          </table:table-cell>
          <table:table-cell office:value-type="float" office:value="0.0294780731201172" calcext:value-type="float">
            <text:p>0.029478073120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437832955524" calcext:value-type="float">
            <text:p>2.4043783295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575254717527" calcext:value-type="float">
            <text:p>0.064575254717527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03625" calcext:value-type="float">
            <text:p>20.03625</text:p>
          </table:table-cell>
        </table:table-row>
        <table:table-row table:style-name="ro1">
          <table:table-cell/>
          <table:table-cell office:value-type="float" office:value="1554836712.23441" calcext:value-type="float">
            <text:p>1554836712.23441</text:p>
          </table:table-cell>
          <table:table-cell office:value-type="float" office:value="0.0291736125946045" calcext:value-type="float">
            <text:p>0.029173612594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791293523901" calcext:value-type="float">
            <text:p>2.39791293523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21617884835543" calcext:value-type="float">
            <text:p>-0.221617884835543</text:p>
          </table:table-cell>
          <table:table-cell office:value-type="float" office:value="20.938125" calcext:value-type="float">
            <text:p>20.938125</text:p>
          </table:table-cell>
          <table:table-cell table:number-columns-repeated="2"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836712.26379" calcext:value-type="float">
            <text:p>1554836712.26379</text:p>
          </table:table-cell>
          <table:table-cell office:value-type="float" office:value="0.0293903350830078" calcext:value-type="float">
            <text:p>0.02939033508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292571382169" calcext:value-type="float">
            <text:p>2.3829257138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993707199985" calcext:value-type="float">
            <text:p>-0.5099370719998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836712.29322" calcext:value-type="float">
            <text:p>1554836712.29322</text:p>
          </table:table-cell>
          <table:table-cell office:value-type="float" office:value="0.0294339656829834" calcext:value-type="float">
            <text:p>0.02943396568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94172682695" calcext:value-type="float">
            <text:p>2.3594172682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8684275349917" calcext:value-type="float">
            <text:p>-0.798684275349917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836712.32261" calcext:value-type="float">
            <text:p>1554836712.32261</text:p>
          </table:table-cell>
          <table:table-cell office:value-type="float" office:value="0.0293858051300049" calcext:value-type="float">
            <text:p>0.029385805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558276341934" calcext:value-type="float">
            <text:p>2.35558276341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0488337249812" calcext:value-type="float">
            <text:p>-0.130488337249812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836712.3516" calcext:value-type="float">
            <text:p>1554836712.3516</text:p>
          </table:table-cell>
          <table:table-cell office:value-type="float" office:value="0.0289969444274902" calcext:value-type="float">
            <text:p>0.02899694442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11677829407" calcext:value-type="float">
            <text:p>2.3711677829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47109666428" calcext:value-type="float">
            <text:p>0.53747109666428</text:p>
          </table:table-cell>
          <table:table-cell table:number-columns-repeated="2" office:value-type="float" office:value="20.6953125" calcext:value-type="float">
            <text:p>20.695312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836712.38185" calcext:value-type="float">
            <text:p>1554836712.38185</text:p>
          </table:table-cell>
          <table:table-cell office:value-type="float" office:value="0.0302572250366211" calcext:value-type="float">
            <text:p>0.03025722503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880006443842" calcext:value-type="float">
            <text:p>2.40880006443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374530222714" calcext:value-type="float">
            <text:p>1.24374530222714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836712.41187" calcext:value-type="float">
            <text:p>1554836712.41187</text:p>
          </table:table-cell>
          <table:table-cell office:value-type="float" office:value="0.0300219058990479" calcext:value-type="float">
            <text:p>0.030021905899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729777034458" calcext:value-type="float">
            <text:p>2.43729777034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9230405357481" calcext:value-type="float">
            <text:p>0.949230405357481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836712.44318" calcext:value-type="float">
            <text:p>1554836712.44318</text:p>
          </table:table-cell>
          <table:table-cell office:value-type="float" office:value="0.0313148498535156" calcext:value-type="float">
            <text:p>0.031314849853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740289751732" calcext:value-type="float">
            <text:p>2.45740289751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2031728294493" calcext:value-type="float">
            <text:p>0.642031728294493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836712.4751" calcext:value-type="float">
            <text:p>1554836712.4751</text:p>
          </table:table-cell>
          <table:table-cell office:value-type="float" office:value="0.0319368839263916" calcext:value-type="float">
            <text:p>0.031936883926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790153801708" calcext:value-type="float">
            <text:p>2.4679015380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730896976591" calcext:value-type="float">
            <text:p>0.328730896976591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836712.50888" calcext:value-type="float">
            <text:p>1554836712.50888</text:p>
          </table:table-cell>
          <table:table-cell office:value-type="float" office:value="0.0337846279144287" calcext:value-type="float">
            <text:p>0.033784627914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781044442807" calcext:value-type="float">
            <text:p>2.46781044442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963028639545" calcext:value-type="float">
            <text:p>-0.00269630286395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836712.55319" calcext:value-type="float">
            <text:p>1554836712.55319</text:p>
          </table:table-cell>
          <table:table-cell office:value-type="float" office:value="0.0443167686462402" calcext:value-type="float">
            <text:p>0.0443167686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842434860222" calcext:value-type="float">
            <text:p>2.44842434860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37443803283571" calcext:value-type="float">
            <text:p>-0.437443803283571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836712.59563" calcext:value-type="float">
            <text:p>1554836712.59563</text:p>
          </table:table-cell>
          <table:table-cell office:value-type="float" office:value="0.0424554347991943" calcext:value-type="float">
            <text:p>0.042455434799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217031044308" calcext:value-type="float">
            <text:p>2.41217031044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3931618663668" calcext:value-type="float">
            <text:p>-0.853931618663668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836712.64812" calcext:value-type="float">
            <text:p>1554836712.64812</text:p>
          </table:table-cell>
          <table:table-cell office:value-type="float" office:value="0.0524897575378418" calcext:value-type="float">
            <text:p>0.052489757537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286849911468" calcext:value-type="float">
            <text:p>2.43286849911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328144051292" calcext:value-type="float">
            <text:p>0.394328144051292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836712.67874" calcext:value-type="float">
            <text:p>1554836712.67874</text:p>
          </table:table-cell>
          <table:table-cell office:value-type="float" office:value="0.0306308269500732" calcext:value-type="float">
            <text:p>0.03063082695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76831342105" calcext:value-type="float">
            <text:p>2.467683134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658815521274" calcext:value-type="float">
            <text:p>1.13658815521274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836712.70838" calcext:value-type="float">
            <text:p>1554836712.70838</text:p>
          </table:table-cell>
          <table:table-cell office:value-type="float" office:value="0.0296461582183838" calcext:value-type="float">
            <text:p>0.029646158218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297116940606" calcext:value-type="float">
            <text:p>2.52297116940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9308550634" calcext:value-type="float">
            <text:p>1.8649308550634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836712.73762" calcext:value-type="float">
            <text:p>1554836712.73762</text:p>
          </table:table-cell>
          <table:table-cell office:value-type="float" office:value="0.0292432308197022" calcext:value-type="float">
            <text:p>0.029243230819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911858901999" calcext:value-type="float">
            <text:p>2.5691185890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805476072212" calcext:value-type="float">
            <text:p>1.57805476072212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12.76783" calcext:value-type="float">
            <text:p>1554836712.76783</text:p>
          </table:table-cell>
          <table:table-cell office:value-type="float" office:value="0.0302131175994873" calcext:value-type="float">
            <text:p>0.03021311759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784165650357" calcext:value-type="float">
            <text:p>2.60784165650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66407707115" calcext:value-type="float">
            <text:p>1.2816640770711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836712.79773" calcext:value-type="float">
            <text:p>1554836712.79773</text:p>
          </table:table-cell>
          <table:table-cell office:value-type="float" office:value="0.0299160480499268" calcext:value-type="float">
            <text:p>0.029916048049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740432559472" calcext:value-type="float">
            <text:p>2.6374043255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8187645701372" calcext:value-type="float">
            <text:p>0.988187645701372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03625" calcext:value-type="float">
            <text:p>20.03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836712.82808" calcext:value-type="float">
            <text:p>1554836712.82808</text:p>
          </table:table-cell>
          <table:table-cell office:value-type="float" office:value="0.0303487777709961" calcext:value-type="float">
            <text:p>0.03034877777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835912890754" calcext:value-type="float">
            <text:p>2.6583591289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04661357679" calcext:value-type="float">
            <text:p>0.6904661357679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836712.86417" calcext:value-type="float">
            <text:p>1554836712.86417</text:p>
          </table:table-cell>
          <table:table-cell office:value-type="float" office:value="0.0360949039459229" calcext:value-type="float">
            <text:p>0.03609490394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05005568446" calcext:value-type="float">
            <text:p>2.6705005568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375128058397" calcext:value-type="float">
            <text:p>0.336375128058397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105625" calcext:value-type="float">
            <text:p>20.105625</text:p>
          </table:table-cell>
        </table:table-row>
        <table:table-row table:style-name="ro1">
          <table:table-cell/>
          <table:table-cell office:value-type="float" office:value="1554836712.90175" calcext:value-type="float">
            <text:p>1554836712.90175</text:p>
          </table:table-cell>
          <table:table-cell office:value-type="float" office:value="0.0375792980194092" calcext:value-type="float">
            <text:p>0.037579298019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928758032344" calcext:value-type="float">
            <text:p>2.6692875803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2777855120069" calcext:value-type="float">
            <text:p>-0.032277785512007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12.9467" calcext:value-type="float">
            <text:p>1554836712.9467</text:p>
          </table:table-cell>
          <table:table-cell office:value-type="float" office:value="0.0449590682983398" calcext:value-type="float">
            <text:p>0.0449590682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800727332377" calcext:value-type="float">
            <text:p>2.64800727332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3326245518721" calcext:value-type="float">
            <text:p>-0.473326245518721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836712.98098" calcext:value-type="float">
            <text:p>1554836712.98098</text:p>
          </table:table-cell>
          <table:table-cell office:value-type="float" office:value="0.0342862606048584" calcext:value-type="float">
            <text:p>0.034286260604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024656371274" calcext:value-type="float">
            <text:p>2.6202465637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9674462052382" calcext:value-type="float">
            <text:p>-0.809674462052382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13.01411" calcext:value-type="float">
            <text:p>1554836713.01411</text:p>
          </table:table-cell>
          <table:table-cell office:value-type="float" office:value="0.0331306457519531" calcext:value-type="float">
            <text:p>0.03313064575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265368059738" calcext:value-type="float">
            <text:p>2.58265368059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3468609687904" calcext:value-type="float">
            <text:p>-1.13468609687904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836713.04594" calcext:value-type="float">
            <text:p>1554836713.04594</text:p>
          </table:table-cell>
          <table:table-cell office:value-type="float" office:value="0.0318291187286377" calcext:value-type="float">
            <text:p>0.031829118728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659918174148" calcext:value-type="float">
            <text:p>2.5365991817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4692975160698" calcext:value-type="float">
            <text:p>-1.44692975160698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13.07998" calcext:value-type="float">
            <text:p>1554836713.07998</text:p>
          </table:table-cell>
          <table:table-cell office:value-type="float" office:value="0.034041166305542" calcext:value-type="float">
            <text:p>0.034041166305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623246549098" calcext:value-type="float">
            <text:p>2.51623246549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8296664329852" calcext:value-type="float">
            <text:p>-0.598296664329852</text:p>
          </table:table-cell>
          <table:table-cell office:value-type="float" office:value="20.73" calcext:value-type="float">
            <text:p>20.73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836713.11074" calcext:value-type="float">
            <text:p>1554836713.11074</text:p>
          </table:table-cell>
          <table:table-cell office:value-type="float" office:value="0.0307686328887939" calcext:value-type="float">
            <text:p>0.030768632888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217806148415" calcext:value-type="float">
            <text:p>2.5217806148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0318357678576" calcext:value-type="float">
            <text:p>0.180318357678576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13.1432" calcext:value-type="float">
            <text:p>1554836713.1432</text:p>
          </table:table-cell>
          <table:table-cell office:value-type="float" office:value="0.0324761867523193" calcext:value-type="float">
            <text:p>0.03247618675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472175015335" calcext:value-type="float">
            <text:p>2.55472175015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431659951568" calcext:value-type="float">
            <text:p>1.01431659951568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836713.17693" calcext:value-type="float">
            <text:p>1554836713.17693</text:p>
          </table:table-cell>
          <table:table-cell office:value-type="float" office:value="0.0337343215942383" calcext:value-type="float">
            <text:p>0.03373432159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77752088317" calcext:value-type="float">
            <text:p>2.5777752088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382904676199" calcext:value-type="float">
            <text:p>0.683382904676199</text:p>
          </table:table-cell>
          <table:table-cell table:number-columns-repeated="2" office:value-type="float" office:value="20.4525" calcext:value-type="float">
            <text:p>20.45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836713.20865" calcext:value-type="float">
            <text:p>1554836713.20865</text:p>
          </table:table-cell>
          <table:table-cell office:value-type="float" office:value="0.0317173004150391" calcext:value-type="float">
            <text:p>0.03171730041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958153581931" calcext:value-type="float">
            <text:p>2.58958153581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236187604665" calcext:value-type="float">
            <text:p>0.37223618760466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836713.23799" calcext:value-type="float">
            <text:p>1554836713.23799</text:p>
          </table:table-cell>
          <table:table-cell office:value-type="float" office:value="0.0293428897857666" calcext:value-type="float">
            <text:p>0.029342889785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205756042105" calcext:value-type="float">
            <text:p>2.5920575604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382438806295" calcext:value-type="float">
            <text:p>0.08438243880629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836713.26846" calcext:value-type="float">
            <text:p>1554836713.26846</text:p>
          </table:table-cell>
          <table:table-cell office:value-type="float" office:value="0.0304801464080811" calcext:value-type="float">
            <text:p>0.030480146408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551567373132" calcext:value-type="float">
            <text:p>2.58551567373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462779745698" calcext:value-type="float">
            <text:p>-0.21462779745698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13.32993" calcext:value-type="float">
            <text:p>1554836713.32993</text:p>
          </table:table-cell>
          <table:table-cell office:value-type="float" office:value="0.0614745616912842" calcext:value-type="float">
            <text:p>0.061474561691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524833973421" calcext:value-type="float">
            <text:p>2.53524833973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7693247648478" calcext:value-type="float">
            <text:p>-0.817693247648478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0709375" calcext:value-type="float">
            <text:p>20.07093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836713.37346" calcext:value-type="float">
            <text:p>1554836713.37346</text:p>
          </table:table-cell>
          <table:table-cell office:value-type="float" office:value="0.0435349941253662" calcext:value-type="float">
            <text:p>0.043534994125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105721805209" calcext:value-type="float">
            <text:p>2.48105721805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4477154001832" calcext:value-type="float">
            <text:p>-1.24477154001832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13.42332" calcext:value-type="float">
            <text:p>1554836713.42332</text:p>
          </table:table-cell>
          <table:table-cell office:value-type="float" office:value="0.0498716831207276" calcext:value-type="float">
            <text:p>0.049871683120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457908358534" calcext:value-type="float">
            <text:p>2.3945790835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3401275143266" calcext:value-type="float">
            <text:p>-1.73401275143266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836713.47897" calcext:value-type="float">
            <text:p>1554836713.47897</text:p>
          </table:table-cell>
          <table:table-cell office:value-type="float" office:value="0.0556552410125732" calcext:value-type="float">
            <text:p>0.055655241012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68565357571" calcext:value-type="float">
            <text:p>2.26768565357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79990665766" calcext:value-type="float">
            <text:p>-2.279990665766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836713.52019" calcext:value-type="float">
            <text:p>1554836713.52019</text:p>
          </table:table-cell>
          <table:table-cell office:value-type="float" office:value="0.0412232875823975" calcext:value-type="float">
            <text:p>0.04122328758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702622657808" calcext:value-type="float">
            <text:p>2.15702622657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8439111694932" calcext:value-type="float">
            <text:p>-2.68439111694932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836713.56167" calcext:value-type="float">
            <text:p>1554836713.56167</text:p>
          </table:table-cell>
          <table:table-cell office:value-type="float" office:value="0.0414869785308838" calcext:value-type="float">
            <text:p>0.041486978530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877427824813" calcext:value-type="float">
            <text:p>2.02877427824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9137837633729" calcext:value-type="float">
            <text:p>-3.09137837633729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03625" calcext:value-type="float">
            <text:p>20.03625</text:p>
          </table:table-cell>
        </table:table-row>
        <table:table-row table:style-name="ro1">
          <table:table-cell/>
          <table:table-cell office:value-type="float" office:value="1554836713.60487" calcext:value-type="float">
            <text:p>1554836713.60487</text:p>
          </table:table-cell>
          <table:table-cell office:value-type="float" office:value="0.0431997776031494" calcext:value-type="float">
            <text:p>0.0431997776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69197940027" calcext:value-type="float">
            <text:p>1.876919794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1516819462419" calcext:value-type="float">
            <text:p>-3.51516819462419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836713.65752" calcext:value-type="float">
            <text:p>1554836713.65752</text:p>
          </table:table-cell>
          <table:table-cell office:value-type="float" office:value="0.0526580810546875" calcext:value-type="float">
            <text:p>0.05265808105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461589325077" calcext:value-type="float">
            <text:p>1.66461589325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3174396977067" calcext:value-type="float">
            <text:p>-4.03174396977067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836713.70384" calcext:value-type="float">
            <text:p>1554836713.70384</text:p>
          </table:table-cell>
          <table:table-cell office:value-type="float" office:value="0.0463235378265381" calcext:value-type="float">
            <text:p>0.046323537826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398504703712" calcext:value-type="float">
            <text:p>1.5339850470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199669615652" calcext:value-type="float">
            <text:p>-2.8199669615652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03625" calcext:value-type="float">
            <text:p>20.03625</text:p>
          </table:table-cell>
        </table:table-row>
        <table:table-row table:style-name="ro1">
          <table:table-cell/>
          <table:table-cell office:value-type="float" office:value="1554836713.73478" calcext:value-type="float">
            <text:p>1554836713.73478</text:p>
          </table:table-cell>
          <table:table-cell office:value-type="float" office:value="0.0309514999389648" calcext:value-type="float">
            <text:p>0.0309514999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222413703145" calcext:value-type="float">
            <text:p>1.4722241370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9540927345873" calcext:value-type="float">
            <text:p>-1.99540927345873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836713.76598" calcext:value-type="float">
            <text:p>1554836713.76598</text:p>
          </table:table-cell>
          <table:table-cell office:value-type="float" office:value="0.0312063694000244" calcext:value-type="float">
            <text:p>0.03120636940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628457994715" calcext:value-type="float">
            <text:p>1.43628457994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5167376965912" calcext:value-type="float">
            <text:p>-1.15167376965912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13.79521" calcext:value-type="float">
            <text:p>1554836713.79521</text:p>
          </table:table-cell>
          <table:table-cell office:value-type="float" office:value="0.0292332172393799" calcext:value-type="float">
            <text:p>0.02923321723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423401093629" calcext:value-type="float">
            <text:p>1.39423401093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3845163077743" calcext:value-type="float">
            <text:p>-1.43845163077743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836713.82503" calcext:value-type="float">
            <text:p>1554836713.82503</text:p>
          </table:table-cell>
          <table:table-cell office:value-type="float" office:value="0.0298209190368652" calcext:value-type="float">
            <text:p>0.029820919036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261415376472" calcext:value-type="float">
            <text:p>1.34261415376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3099484652908" calcext:value-type="float">
            <text:p>-1.73099484652908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836713.85434" calcext:value-type="float">
            <text:p>1554836713.85434</text:p>
          </table:table-cell>
          <table:table-cell office:value-type="float" office:value="0.0293130874633789" calcext:value-type="float">
            <text:p>0.029313087463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344403831176" calcext:value-type="float">
            <text:p>1.2834440383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1855623454483" calcext:value-type="float">
            <text:p>-2.01855623454483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13.88395" calcext:value-type="float">
            <text:p>1554836713.88395</text:p>
          </table:table-cell>
          <table:table-cell office:value-type="float" office:value="0.0296146869659424" calcext:value-type="float">
            <text:p>0.029614686965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506146610163" calcext:value-type="float">
            <text:p>1.21506146610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0907631368072" calcext:value-type="float">
            <text:p>-2.30907631368072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836713.91342" calcext:value-type="float">
            <text:p>1554836713.91342</text:p>
          </table:table-cell>
          <table:table-cell office:value-type="float" office:value="0.0294721126556397" calcext:value-type="float">
            <text:p>0.02947211265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848708964113" calcext:value-type="float">
            <text:p>1.1384870896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9819773883255" calcext:value-type="float">
            <text:p>-2.5981977388325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836713.94301" calcext:value-type="float">
            <text:p>1554836713.94301</text:p>
          </table:table-cell>
          <table:table-cell office:value-type="float" office:value="0.0295979976654053" calcext:value-type="float">
            <text:p>0.029597997665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299167225339" calcext:value-type="float">
            <text:p>1.0529916722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8855409593017" calcext:value-type="float">
            <text:p>-2.88855409593017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836713.97258" calcext:value-type="float">
            <text:p>1554836713.97258</text:p>
          </table:table-cell>
          <table:table-cell office:value-type="float" office:value="0.0295753479003906" calcext:value-type="float">
            <text:p>0.02957534790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1558122593037" calcext:value-type="float">
            <text:p>0.99155812259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7718772632063" calcext:value-type="float">
            <text:p>-2.07718772632063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03625" calcext:value-type="float">
            <text:p>20.03625</text:p>
          </table:table-cell>
        </table:table-row>
        <table:table-row table:style-name="ro1">
          <table:table-cell/>
          <table:table-cell office:value-type="float" office:value="1554836714.00196" calcext:value-type="float">
            <text:p>1554836714.00196</text:p>
          </table:table-cell>
          <table:table-cell office:value-type="float" office:value="0.0293803215026856" calcext:value-type="float">
            <text:p>0.029380321502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4549885422214" calcext:value-type="float">
            <text:p>0.954549885422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5962669154049" calcext:value-type="float">
            <text:p>-1.25962669154049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836714.03467" calcext:value-type="float">
            <text:p>1554836714.03467</text:p>
          </table:table-cell>
          <table:table-cell office:value-type="float" office:value="0.0327215194702148" calcext:value-type="float">
            <text:p>0.032721519470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3580096175976" calcext:value-type="float">
            <text:p>0.94358009617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5246939135049" calcext:value-type="float">
            <text:p>-0.335246939135049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836714.06364" calcext:value-type="float">
            <text:p>1554836714.06364</text:p>
          </table:table-cell>
          <table:table-cell office:value-type="float" office:value="0.0289742946624756" calcext:value-type="float">
            <text:p>0.02897429466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5630961917631" calcext:value-type="float">
            <text:p>0.92563096191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9484769773935" calcext:value-type="float">
            <text:p>-0.61948476977393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836714.09312" calcext:value-type="float">
            <text:p>1554836714.09312</text:p>
          </table:table-cell>
          <table:table-cell office:value-type="float" office:value="0.0294783115386963" calcext:value-type="float">
            <text:p>0.029478311538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844992830755" calcext:value-type="float">
            <text:p>0.898844992830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8667005968545" calcext:value-type="float">
            <text:p>-0.90866700596854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0015625" calcext:value-type="float">
            <text:p>20.0015625</text:p>
          </table:table-cell>
        </table:table-row>
        <table:table-row table:style-name="ro1">
          <table:table-cell/>
          <table:table-cell office:value-type="float" office:value="1554836714.13581" calcext:value-type="float">
            <text:p>1554836714.13581</text:p>
          </table:table-cell>
          <table:table-cell office:value-type="float" office:value="0.0426979064941406" calcext:value-type="float">
            <text:p>0.042697906494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2162092917383" calcext:value-type="float">
            <text:p>0.842162092917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2753346867607" calcext:value-type="float">
            <text:p>-1.32753346867607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836714.16407" calcext:value-type="float">
            <text:p>1554836714.16407</text:p>
          </table:table-cell>
          <table:table-cell office:value-type="float" office:value="0.0282590389251709" calcext:value-type="float">
            <text:p>0.028259038925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81326906524" calcext:value-type="float">
            <text:p>0.7968132690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0475464053199" calcext:value-type="float">
            <text:p>-1.60475464053199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836714.21116" calcext:value-type="float">
            <text:p>1554836714.21116</text:p>
          </table:table-cell>
          <table:table-cell office:value-type="float" office:value="0.0471034049987793" calcext:value-type="float">
            <text:p>0.047103404998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9458112528672" calcext:value-type="float">
            <text:p>0.69945811252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6683904357002" calcext:value-type="float">
            <text:p>-2.06683904357002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836714.28047" calcext:value-type="float">
            <text:p>1554836714.28047</text:p>
          </table:table-cell>
          <table:table-cell office:value-type="float" office:value="0.0693149566650391" calcext:value-type="float">
            <text:p>0.06931495666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6167279575491" calcext:value-type="float">
            <text:p>0.54616727957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1151163224341" calcext:value-type="float">
            <text:p>-2.21151163224341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836714.31098" calcext:value-type="float">
            <text:p>1554836714.31098</text:p>
          </table:table-cell>
          <table:table-cell office:value-type="float" office:value="0.0305185317993164" calcext:value-type="float">
            <text:p>0.030518531799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538346019258" calcext:value-type="float">
            <text:p>0.469538346019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108984291947" calcext:value-type="float">
            <text:p>-2.5108984291947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14.3409" calcext:value-type="float">
            <text:p>1554836714.3409</text:p>
          </table:table-cell>
          <table:table-cell office:value-type="float" office:value="0.0299174785614014" calcext:value-type="float">
            <text:p>0.029917478561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63810140871" calcext:value-type="float">
            <text:p>0.3856381014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0438889388205" calcext:value-type="float">
            <text:p>-2.80438889388205</text:p>
          </table:table-cell>
          <table:table-cell office:value-type="float" office:value="20.0709375" calcext:value-type="float">
            <text:p>20.07093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14.37261" calcext:value-type="float">
            <text:p>1554836714.37261</text:p>
          </table:table-cell>
          <table:table-cell office:value-type="float" office:value="0.0317156314849854" calcext:value-type="float">
            <text:p>0.03171563148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827441348141" calcext:value-type="float">
            <text:p>0.286827441348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1551923874976" calcext:value-type="float">
            <text:p>-3.11551923874976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836714.45329" calcext:value-type="float">
            <text:p>1554836714.45329</text:p>
          </table:table-cell>
          <table:table-cell office:value-type="float" office:value="0.0806844234466553" calcext:value-type="float">
            <text:p>0.0806844234466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19.7240625" calcext:value-type="float">
            <text:p>19.7240625</text:p>
          </table:table-cell>
        </table:table-row>
        <table:table-row table:style-name="ro1">
          <table:table-cell/>
          <table:table-cell office:value-type="float" office:value="1554836714.54893" calcext:value-type="float">
            <text:p>1554836714.54893</text:p>
          </table:table-cell>
          <table:table-cell office:value-type="float" office:value="0.0956511497497559" calcext:value-type="float">
            <text:p>0.0956511497497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19.7934375" calcext:value-type="float">
            <text:p>19.7934375</text:p>
          </table:table-cell>
        </table:table-row>
        <table:table-row table:style-name="ro1">
          <table:table-cell/>
          <table:table-cell office:value-type="float" office:value="1554836714.64412" calcext:value-type="float">
            <text:p>1554836714.64412</text:p>
          </table:table-cell>
          <table:table-cell office:value-type="float" office:value="0.0951926708221436" calcext:value-type="float">
            <text:p>0.0951926708221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19.7934375" calcext:value-type="float">
            <text:p>19.793437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836714.73948" calcext:value-type="float">
            <text:p>1554836714.73948</text:p>
          </table:table-cell>
          <table:table-cell office:value-type="float" office:value="0.0953643321990967" calcext:value-type="float">
            <text:p>0.0953643321990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966875" calcext:value-type="float">
            <text:p>19.9668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19.8975" calcext:value-type="float">
            <text:p>19.8975</text:p>
          </table:table-cell>
        </table:table-row>
        <table:table-row table:style-name="ro1">
          <table:table-cell/>
          <table:table-cell office:value-type="float" office:value="1554836714.82454" calcext:value-type="float">
            <text:p>1554836714.82454</text:p>
          </table:table-cell>
          <table:table-cell office:value-type="float" office:value="0.0850603580474854" calcext:value-type="float">
            <text:p>0.0850603580474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709375" calcext:value-type="float">
            <text:p>20.0709375</text:p>
          </table:table-cell>
          <table:table-cell office:value-type="float" office:value="20.0015625" calcext:value-type="float">
            <text:p>20.001562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836714.91466" calcext:value-type="float">
            <text:p>1554836714.91466</text:p>
          </table:table-cell>
          <table:table-cell office:value-type="float" office:value="0.0901315212249756" calcext:value-type="float">
            <text:p>0.0901315212249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3" calcext:value-type="float">
            <text:p>20.73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836714.99973" calcext:value-type="float">
            <text:p>1554836714.99973</text:p>
          </table:table-cell>
          <table:table-cell office:value-type="float" office:value="0.0850677490234375" calcext:value-type="float">
            <text:p>0.0850677490234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19.9321875" calcext:value-type="float">
            <text:p>19.9321875</text:p>
          </table:table-cell>
        </table:table-row>
        <table:table-row table:style-name="ro1">
          <table:table-cell/>
          <table:table-cell office:value-type="float" office:value="1554836715.09002" calcext:value-type="float">
            <text:p>1554836715.09002</text:p>
          </table:table-cell>
          <table:table-cell office:value-type="float" office:value="0.0902960300445557" calcext:value-type="float">
            <text:p>0.0902960300445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62" calcext:value-type="float">
            <text:p>19.62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836715.18065" calcext:value-type="float">
            <text:p>1554836715.18065</text:p>
          </table:table-cell>
          <table:table-cell office:value-type="float" office:value="0.0906338691711426" calcext:value-type="float">
            <text:p>0.0906338691711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3" calcext:value-type="float">
            <text:p>20.73</text:p>
          </table:table-cell>
          <table:table-cell office:value-type="float" office:value="19.828125" calcext:value-type="float">
            <text:p>19.8281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836715.27078" calcext:value-type="float">
            <text:p>1554836715.27078</text:p>
          </table:table-cell>
          <table:table-cell office:value-type="float" office:value="0.0901336669921875" calcext:value-type="float">
            <text:p>0.0901336669921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828125" calcext:value-type="float">
            <text:p>19.8281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19.8628125" calcext:value-type="float">
            <text:p>19.862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 style:data-style-name="N2" text:time-value="14:06:31.512463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9T14:14:43.874364590</dc:date>
    <meta:editing-duration>PT37M2S</meta:editing-duration>
    <meta:editing-cycles>10</meta:editing-cycles>
    <meta:generator>LibreOffice/5.2.7.2$Linux_ARM_EABI LibreOffice_project/20m0$Build-2</meta:generator>
    <meta:document-statistic meta:table-count="1" meta:cell-count="22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data_4_3_18_52.B3:data_4_3_18_52.B220 data_4_3_18_52.F3:data_4_3_18_52.F220" svg:x="0.32cm" svg:y="0.18cm" svg:width="13.123cm" svg:height="8.64cm">
          <chartooo:coordinate-region svg:x="1.246cm" svg:y="0.379cm" svg:width="11.2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4_3_18_52.F3:data_4_3_18_52.F220" chart:class="chart:scatter">
            <chart:domain table:cell-range-address="data_4_3_18_52.B3:data_4_3_18_52.B220"/>
            <chart:data-point chart:repeated="74"/>
            <chart:data-point chart:style-name="ch7" chart:repeated="2"/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4836707.92308">
                <text:p>1554836707.92308</text:p>
                <draw:g>
                  <svg:desc>data_4_3_18_52.B3:data_4_3_18_52.B220</svg:desc>
                </draw:g>
              </table:table-cell>
              <table:table-cell office:value-type="float" office:value="0">
                <text:p>0</text:p>
                <draw:g>
                  <svg:desc>data_4_3_18_52.F3:data_4_3_18_52.F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4836707.95661">
                <text:p>1554836707.95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4836707.9891">
                <text:p>1554836707.9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4836708.02262">
                <text:p>1554836708.02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4836708.05178">
                <text:p>1554836708.05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4836708.08078">
                <text:p>1554836708.08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4836708.11082">
                <text:p>1554836708.1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4836708.14115">
                <text:p>1554836708.1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4836708.17165">
                <text:p>1554836708.1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4836708.20155">
                <text:p>1554836708.2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4836708.23183">
                <text:p>1554836708.2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4836708.26261">
                <text:p>1554836708.26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4836708.29359">
                <text:p>1554836708.29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4836708.32391">
                <text:p>1554836708.3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4836708.35412">
                <text:p>1554836708.35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4836708.38442">
                <text:p>1554836708.3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4836708.41529">
                <text:p>1554836708.4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4836708.4458">
                <text:p>1554836708.4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4836708.4761">
                <text:p>1554836708.4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4836708.50647">
                <text:p>1554836708.50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4836708.53714">
                <text:p>1554836708.53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4836708.56716">
                <text:p>1554836708.56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4836708.59748">
                <text:p>1554836708.59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4836708.62823">
                <text:p>1554836708.62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4836708.65854">
                <text:p>1554836708.65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4836708.68871">
                <text:p>1554836708.68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4836708.7187">
                <text:p>1554836708.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4836708.75171">
                <text:p>1554836708.75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4836708.7857">
                <text:p>1554836708.7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4836708.81743">
                <text:p>1554836708.8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4836708.84832">
                <text:p>1554836708.8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4836708.87747">
                <text:p>1554836708.87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4836708.90678">
                <text:p>1554836708.90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4836708.936">
                <text:p>1554836708.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4836708.9658">
                <text:p>1554836708.9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4836708.99615">
                <text:p>1554836708.9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4836709.02694">
                <text:p>1554836709.0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4836709.05719">
                <text:p>1554836709.05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4836709.08748">
                <text:p>1554836709.08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4836709.11807">
                <text:p>1554836709.1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4836709.14842">
                <text:p>1554836709.14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4836709.17857">
                <text:p>1554836709.17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4836709.20907">
                <text:p>1554836709.20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4836709.24014">
                <text:p>1554836709.2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4836709.27061">
                <text:p>1554836709.27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4836709.30068">
                <text:p>1554836709.3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4836709.33087">
                <text:p>1554836709.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4836709.36139">
                <text:p>1554836709.3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4836709.39173">
                <text:p>1554836709.3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4836709.42197">
                <text:p>1554836709.4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4836709.45208">
                <text:p>1554836709.45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4836709.48305">
                <text:p>1554836709.48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4836709.51345">
                <text:p>1554836709.5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4836709.54511">
                <text:p>1554836709.54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4836709.57805">
                <text:p>1554836709.57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4836709.61221">
                <text:p>1554836709.61221</text:p>
              </table:table-cell>
              <table:table-cell office:value-type="float" office:value="0.0182578652601916">
                <text:p>0.0182578652601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4836709.64637">
                <text:p>1554836709.64637</text:p>
              </table:table-cell>
              <table:table-cell office:value-type="float" office:value="0.0550190222752387">
                <text:p>0.05501902227523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54836709.67753">
                <text:p>1554836709.67753</text:p>
              </table:table-cell>
              <table:table-cell office:value-type="float" office:value="0.1041612546569">
                <text:p>0.10416125465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4836709.70892">
                <text:p>1554836709.70892</text:p>
              </table:table-cell>
              <table:table-cell office:value-type="float" office:value="0.169688876415426">
                <text:p>0.169688876415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4836709.74617">
                <text:p>1554836709.74617</text:p>
              </table:table-cell>
              <table:table-cell office:value-type="float" office:value="0.270302805508006">
                <text:p>0.270302805508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4836709.77803">
                <text:p>1554836709.77803</text:p>
              </table:table-cell>
              <table:table-cell office:value-type="float" office:value="0.373322165503567">
                <text:p>0.3733221655035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4836709.80784">
                <text:p>1554836709.80784</text:p>
              </table:table-cell>
              <table:table-cell office:value-type="float" office:value="0.48474308175794">
                <text:p>0.48474308175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4836709.83786">
                <text:p>1554836709.83786</text:p>
              </table:table-cell>
              <table:table-cell office:value-type="float" office:value="0.612367130005573">
                <text:p>0.612367130005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54836709.86962">
                <text:p>1554836709.86962</text:p>
              </table:table-cell>
              <table:table-cell office:value-type="float" office:value="0.737536707704371">
                <text:p>0.7375367077043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4836709.89961">
                <text:p>1554836709.89961</text:p>
              </table:table-cell>
              <table:table-cell office:value-type="float" office:value="0.846877563352003">
                <text:p>0.846877563352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54836709.92954">
                <text:p>1554836709.92954</text:p>
              </table:table-cell>
              <table:table-cell office:value-type="float" office:value="0.947218130540577">
                <text:p>0.947218130540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4836709.95883">
                <text:p>1554836709.95883</text:p>
              </table:table-cell>
              <table:table-cell office:value-type="float" office:value="1.06027188545454">
                <text:p>1.060271885454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54836709.98896">
                <text:p>1554836709.98896</text:p>
              </table:table-cell>
              <table:table-cell office:value-type="float" office:value="1.19250509564082">
                <text:p>1.192505095640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4836710.01853">
                <text:p>1554836710.01853</text:p>
              </table:table-cell>
              <table:table-cell office:value-type="float" office:value="1.33779285411138">
                <text:p>1.33779285411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4836710.04867">
                <text:p>1554836710.04867</text:p>
              </table:table-cell>
              <table:table-cell office:value-type="float" office:value="1.47697473150896">
                <text:p>1.47697473150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4836710.07957">
                <text:p>1554836710.07957</text:p>
              </table:table-cell>
              <table:table-cell office:value-type="float" office:value="1.61030658340135">
                <text:p>1.610306583401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54836710.11418">
                <text:p>1554836710.11418</text:p>
              </table:table-cell>
              <table:table-cell office:value-type="float" office:value="1.74787625383494">
                <text:p>1.74787625383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4836710.14561">
                <text:p>1554836710.14561</text:p>
              </table:table-cell>
              <table:table-cell office:value-type="float" office:value="1.86312097849775">
                <text:p>1.86312097849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4836710.20085">
                <text:p>1554836710.20085</text:p>
              </table:table-cell>
              <table:table-cell office:value-type="float" office:value="2.03569202956724">
                <text:p>2.035692029567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4836710.23703">
                <text:p>1554836710.23703</text:p>
              </table:table-cell>
              <table:table-cell office:value-type="float" office:value="2.13587460844154">
                <text:p>2.135874608441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4836710.28216">
                <text:p>1554836710.28216</text:p>
              </table:table-cell>
              <table:table-cell office:value-type="float" office:value="2.24088005154469">
                <text:p>2.240880051544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4836710.31343">
                <text:p>1554836710.31343</text:p>
              </table:table-cell>
              <table:table-cell office:value-type="float" office:value="2.304019127242">
                <text:p>2.304019127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4836710.35364">
                <text:p>1554836710.35364</text:p>
              </table:table-cell>
              <table:table-cell office:value-type="float" office:value="2.36936887112362">
                <text:p>2.36936887112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4836710.40202">
                <text:p>1554836710.40202</text:p>
              </table:table-cell>
              <table:table-cell office:value-type="float" office:value="2.42502842989524">
                <text:p>2.42502842989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4836710.44387">
                <text:p>1554836710.44387</text:p>
              </table:table-cell>
              <table:table-cell office:value-type="float" office:value="2.45598913452925">
                <text:p>2.45598913452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4836710.48403">
                <text:p>1554836710.48403</text:p>
              </table:table-cell>
              <table:table-cell office:value-type="float" office:value="2.46987625280286">
                <text:p>2.469876252802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4836710.52122">
                <text:p>1554836710.52122</text:p>
              </table:table-cell>
              <table:table-cell office:value-type="float" office:value="2.46916448232326">
                <text:p>2.46916448232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4836710.55156">
                <text:p>1554836710.55156</text:p>
              </table:table-cell>
              <table:table-cell office:value-type="float" office:value="2.45955522905919">
                <text:p>2.459555229059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54836710.58349">
                <text:p>1554836710.58349</text:p>
              </table:table-cell>
              <table:table-cell office:value-type="float" office:value="2.43943167176419">
                <text:p>2.439431671764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4836710.61926">
                <text:p>1554836710.61926</text:p>
              </table:table-cell>
              <table:table-cell office:value-type="float" office:value="2.40434499445539">
                <text:p>2.40434499445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4836710.65003">
                <text:p>1554836710.65003</text:p>
              </table:table-cell>
              <table:table-cell office:value-type="float" office:value="2.39117599218411">
                <text:p>2.391175992184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4836710.67941">
                <text:p>1554836710.67941</text:p>
              </table:table-cell>
              <table:table-cell office:value-type="float" office:value="2.39431633485807">
                <text:p>2.394316334858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4836710.71171">
                <text:p>1554836710.71171</text:p>
              </table:table-cell>
              <table:table-cell office:value-type="float" office:value="2.41699218314315">
                <text:p>2.416992183143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4836710.74129">
                <text:p>1554836710.74129</text:p>
              </table:table-cell>
              <table:table-cell office:value-type="float" office:value="2.42917428053357">
                <text:p>2.429174280533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4836710.77081">
                <text:p>1554836710.77081</text:p>
              </table:table-cell>
              <table:table-cell office:value-type="float" office:value="2.43278079905686">
                <text:p>2.432780799056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54836710.80158">
                <text:p>1554836710.80158</text:p>
              </table:table-cell>
              <table:table-cell office:value-type="float" office:value="2.42724930520212">
                <text:p>2.427249305202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4836710.83279">
                <text:p>1554836710.83279</text:p>
              </table:table-cell>
              <table:table-cell office:value-type="float" office:value="2.41207731232548">
                <text:p>2.41207731232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4836710.88755">
                <text:p>1554836710.88755</text:p>
              </table:table-cell>
              <table:table-cell office:value-type="float" office:value="2.35605087385857">
                <text:p>2.356050873858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4836710.91868">
                <text:p>1554836710.91868</text:p>
              </table:table-cell>
              <table:table-cell office:value-type="float" office:value="2.34229081649792">
                <text:p>2.34229081649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4836710.94956">
                <text:p>1554836710.94956</text:p>
              </table:table-cell>
              <table:table-cell office:value-type="float" office:value="2.3466751354396">
                <text:p>2.3466751354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4836710.97949">
                <text:p>1554836710.97949</text:p>
              </table:table-cell>
              <table:table-cell office:value-type="float" office:value="2.36808991535349">
                <text:p>2.368089915353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4836711.00856">
                <text:p>1554836711.00856</text:p>
              </table:table-cell>
              <table:table-cell office:value-type="float" office:value="2.38059347436785">
                <text:p>2.380593474367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4836711.03817">
                <text:p>1554836711.03817</text:p>
              </table:table-cell>
              <table:table-cell office:value-type="float" office:value="2.38472510998579">
                <text:p>2.38472510998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4836711.06926">
                <text:p>1554836711.06926</text:p>
              </table:table-cell>
              <table:table-cell office:value-type="float" office:value="2.37957769396394">
                <text:p>2.379577693963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4836711.10259">
                <text:p>1554836711.10259</text:p>
              </table:table-cell>
              <table:table-cell office:value-type="float" office:value="2.36315881187553">
                <text:p>2.363158811875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4836711.13517">
                <text:p>1554836711.13517</text:p>
              </table:table-cell>
              <table:table-cell office:value-type="float" office:value="2.33668964757942">
                <text:p>2.336689647579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4836711.1786">
                <text:p>1554836711.1786</text:p>
              </table:table-cell>
              <table:table-cell office:value-type="float" office:value="2.33809120389278">
                <text:p>2.338091203892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4836711.20833">
                <text:p>1554836711.20833</text:p>
              </table:table-cell>
              <table:table-cell office:value-type="float" office:value="2.35650977664892">
                <text:p>2.35650977664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4836711.23997">
                <text:p>1554836711.23997</text:p>
              </table:table-cell>
              <table:table-cell office:value-type="float" office:value="2.39615274869115">
                <text:p>2.396152748691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4836711.27135">
                <text:p>1554836711.27135</text:p>
              </table:table-cell>
              <table:table-cell office:value-type="float" office:value="2.4258061373414">
                <text:p>2.4258061373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4836711.30479">
                <text:p>1554836711.30479</text:p>
              </table:table-cell>
              <table:table-cell office:value-type="float" office:value="2.44642417133368">
                <text:p>2.446424171333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4836711.34217">
                <text:p>1554836711.34217</text:p>
              </table:table-cell>
              <table:table-cell office:value-type="float" office:value="2.45575703755868">
                <text:p>2.455757037558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54836711.37263">
                <text:p>1554836711.37263</text:p>
              </table:table-cell>
              <table:table-cell office:value-type="float" office:value="2.45425509963289">
                <text:p>2.454255099632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4836711.4143">
                <text:p>1554836711.4143</text:p>
              </table:table-cell>
              <table:table-cell office:value-type="float" office:value="2.43516437984478">
                <text:p>2.435164379844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4836711.44513">
                <text:p>1554836711.44513</text:p>
              </table:table-cell>
              <table:table-cell office:value-type="float" office:value="2.41171230549476">
                <text:p>2.411712305494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4836711.47544">
                <text:p>1554836711.47544</text:p>
              </table:table-cell>
              <table:table-cell office:value-type="float" office:value="2.37964631165883">
                <text:p>2.379646311658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4836711.50522">
                <text:p>1554836711.50522</text:p>
              </table:table-cell>
              <table:table-cell office:value-type="float" office:value="2.36611448009287">
                <text:p>2.366114480092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4836711.54338">
                <text:p>1554836711.54338</text:p>
              </table:table-cell>
              <table:table-cell office:value-type="float" office:value="2.37872336617589">
                <text:p>2.378723366175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4836711.57295">
                <text:p>1554836711.57295</text:p>
              </table:table-cell>
              <table:table-cell office:value-type="float" office:value="2.40673988511309">
                <text:p>2.406739885113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4836711.60307">
                <text:p>1554836711.60307</text:p>
              </table:table-cell>
              <table:table-cell office:value-type="float" office:value="2.42637620189948">
                <text:p>2.426376201899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4836711.63262">
                <text:p>1554836711.63262</text:p>
              </table:table-cell>
              <table:table-cell office:value-type="float" office:value="2.4370700662735">
                <text:p>2.43707006627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4836711.66288">
                <text:p>1554836711.66288</text:p>
              </table:table-cell>
              <table:table-cell office:value-type="float" office:value="2.43903334101002">
                <text:p>2.439033341010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4836711.69246">
                <text:p>1554836711.69246</text:p>
              </table:table-cell>
              <table:table-cell office:value-type="float" office:value="2.4323678623921">
                <text:p>2.43236786239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4836711.72398">
                <text:p>1554836711.72398</text:p>
              </table:table-cell>
              <table:table-cell office:value-type="float" office:value="2.41550777391309">
                <text:p>2.415507773913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4836711.7654">
                <text:p>1554836711.7654</text:p>
              </table:table-cell>
              <table:table-cell office:value-type="float" office:value="2.37652310743822">
                <text:p>2.376523107438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4836711.79781">
                <text:p>1554836711.79781</text:p>
              </table:table-cell>
              <table:table-cell office:value-type="float" office:value="2.36822995594271">
                <text:p>2.36822995594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4836711.82708">
                <text:p>1554836711.82708</text:p>
              </table:table-cell>
              <table:table-cell office:value-type="float" office:value="2.37909676338983">
                <text:p>2.379096763389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836711.85795">
                <text:p>1554836711.85795</text:p>
              </table:table-cell>
              <table:table-cell office:value-type="float" office:value="2.41125621349509">
                <text:p>2.411256213495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4836711.88898">
                <text:p>1554836711.88898</text:p>
              </table:table-cell>
              <table:table-cell office:value-type="float" office:value="2.43413015953529">
                <text:p>2.434130159535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4836711.91898">
                <text:p>1554836711.91898</text:p>
              </table:table-cell>
              <table:table-cell office:value-type="float" office:value="2.4474098998308">
                <text:p>2.44740989983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54836711.9486">
                <text:p>1554836711.9486</text:p>
              </table:table-cell>
              <table:table-cell office:value-type="float" office:value="2.45191480572817">
                <text:p>2.451914805728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4836711.97921">
                <text:p>1554836711.97921</text:p>
              </table:table-cell>
              <table:table-cell office:value-type="float" office:value="2.44737791388725">
                <text:p>2.447377913887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4836712.01292">
                <text:p>1554836712.01292</text:p>
              </table:table-cell>
              <table:table-cell office:value-type="float" office:value="2.4312239815731">
                <text:p>2.43122398157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4836712.06904">
                <text:p>1554836712.06904</text:p>
              </table:table-cell>
              <table:table-cell office:value-type="float" office:value="2.3734400760779">
                <text:p>2.37344007607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4836712.10214">
                <text:p>1554836712.10214</text:p>
              </table:table-cell>
              <table:table-cell office:value-type="float" office:value="2.36347872061216">
                <text:p>2.36347872061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4836712.14491">
                <text:p>1554836712.14491</text:p>
              </table:table-cell>
              <table:table-cell office:value-type="float" office:value="2.39155925962887">
                <text:p>2.391559259628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4836712.17576">
                <text:p>1554836712.17576</text:p>
              </table:table-cell>
              <table:table-cell office:value-type="float" office:value="2.40247477547493">
                <text:p>2.402474775474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4836712.20524">
                <text:p>1554836712.20524</text:p>
              </table:table-cell>
              <table:table-cell office:value-type="float" office:value="2.40437832955524">
                <text:p>2.404378329555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4836712.23441">
                <text:p>1554836712.23441</text:p>
              </table:table-cell>
              <table:table-cell office:value-type="float" office:value="2.39791293523901">
                <text:p>2.39791293523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4836712.26379">
                <text:p>1554836712.26379</text:p>
              </table:table-cell>
              <table:table-cell office:value-type="float" office:value="2.38292571382169">
                <text:p>2.38292571382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4836712.29322">
                <text:p>1554836712.29322</text:p>
              </table:table-cell>
              <table:table-cell office:value-type="float" office:value="2.3594172682695">
                <text:p>2.35941726826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4836712.32261">
                <text:p>1554836712.32261</text:p>
              </table:table-cell>
              <table:table-cell office:value-type="float" office:value="2.35558276341934">
                <text:p>2.355582763419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4836712.3516">
                <text:p>1554836712.3516</text:p>
              </table:table-cell>
              <table:table-cell office:value-type="float" office:value="2.3711677829407">
                <text:p>2.3711677829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54836712.38185">
                <text:p>1554836712.38185</text:p>
              </table:table-cell>
              <table:table-cell office:value-type="float" office:value="2.40880006443842">
                <text:p>2.408800064438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4836712.41187">
                <text:p>1554836712.41187</text:p>
              </table:table-cell>
              <table:table-cell office:value-type="float" office:value="2.43729777034458">
                <text:p>2.43729777034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4836712.44318">
                <text:p>1554836712.44318</text:p>
              </table:table-cell>
              <table:table-cell office:value-type="float" office:value="2.45740289751732">
                <text:p>2.457402897517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4836712.4751">
                <text:p>1554836712.4751</text:p>
              </table:table-cell>
              <table:table-cell office:value-type="float" office:value="2.46790153801708">
                <text:p>2.467901538017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4836712.50888">
                <text:p>1554836712.50888</text:p>
              </table:table-cell>
              <table:table-cell office:value-type="float" office:value="2.46781044442807">
                <text:p>2.467810444428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4836712.55319">
                <text:p>1554836712.55319</text:p>
              </table:table-cell>
              <table:table-cell office:value-type="float" office:value="2.44842434860222">
                <text:p>2.44842434860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4836712.59563">
                <text:p>1554836712.59563</text:p>
              </table:table-cell>
              <table:table-cell office:value-type="float" office:value="2.41217031044308">
                <text:p>2.41217031044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4836712.64812">
                <text:p>1554836712.64812</text:p>
              </table:table-cell>
              <table:table-cell office:value-type="float" office:value="2.43286849911468">
                <text:p>2.432868499114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4836712.67874">
                <text:p>1554836712.67874</text:p>
              </table:table-cell>
              <table:table-cell office:value-type="float" office:value="2.4676831342105">
                <text:p>2.46768313421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4836712.70838">
                <text:p>1554836712.70838</text:p>
              </table:table-cell>
              <table:table-cell office:value-type="float" office:value="2.52297116940606">
                <text:p>2.522971169406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4836712.73762">
                <text:p>1554836712.73762</text:p>
              </table:table-cell>
              <table:table-cell office:value-type="float" office:value="2.56911858901999">
                <text:p>2.56911858901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4836712.76783">
                <text:p>1554836712.76783</text:p>
              </table:table-cell>
              <table:table-cell office:value-type="float" office:value="2.60784165650357">
                <text:p>2.607841656503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4836712.79773">
                <text:p>1554836712.79773</text:p>
              </table:table-cell>
              <table:table-cell office:value-type="float" office:value="2.63740432559472">
                <text:p>2.637404325594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4836712.82808">
                <text:p>1554836712.82808</text:p>
              </table:table-cell>
              <table:table-cell office:value-type="float" office:value="2.65835912890754">
                <text:p>2.658359128907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4836712.86417">
                <text:p>1554836712.86417</text:p>
              </table:table-cell>
              <table:table-cell office:value-type="float" office:value="2.6705005568446">
                <text:p>2.67050055684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836712.90175">
                <text:p>1554836712.90175</text:p>
              </table:table-cell>
              <table:table-cell office:value-type="float" office:value="2.66928758032344">
                <text:p>2.66928758032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4836712.9467">
                <text:p>1554836712.9467</text:p>
              </table:table-cell>
              <table:table-cell office:value-type="float" office:value="2.64800727332377">
                <text:p>2.648007273323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4836712.98098">
                <text:p>1554836712.98098</text:p>
              </table:table-cell>
              <table:table-cell office:value-type="float" office:value="2.62024656371274">
                <text:p>2.620246563712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4836713.01411">
                <text:p>1554836713.01411</text:p>
              </table:table-cell>
              <table:table-cell office:value-type="float" office:value="2.58265368059738">
                <text:p>2.582653680597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4836713.04594">
                <text:p>1554836713.04594</text:p>
              </table:table-cell>
              <table:table-cell office:value-type="float" office:value="2.53659918174148">
                <text:p>2.536599181741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54836713.07998">
                <text:p>1554836713.07998</text:p>
              </table:table-cell>
              <table:table-cell office:value-type="float" office:value="2.51623246549098">
                <text:p>2.516232465490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54836713.11074">
                <text:p>1554836713.11074</text:p>
              </table:table-cell>
              <table:table-cell office:value-type="float" office:value="2.5217806148415">
                <text:p>2.52178061484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4836713.1432">
                <text:p>1554836713.1432</text:p>
              </table:table-cell>
              <table:table-cell office:value-type="float" office:value="2.55472175015335">
                <text:p>2.55472175015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4836713.17693">
                <text:p>1554836713.17693</text:p>
              </table:table-cell>
              <table:table-cell office:value-type="float" office:value="2.5777752088317">
                <text:p>2.57777520883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4836713.20865">
                <text:p>1554836713.20865</text:p>
              </table:table-cell>
              <table:table-cell office:value-type="float" office:value="2.58958153581931">
                <text:p>2.589581535819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4836713.23799">
                <text:p>1554836713.23799</text:p>
              </table:table-cell>
              <table:table-cell office:value-type="float" office:value="2.59205756042105">
                <text:p>2.59205756042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4836713.26846">
                <text:p>1554836713.26846</text:p>
              </table:table-cell>
              <table:table-cell office:value-type="float" office:value="2.58551567373132">
                <text:p>2.585515673731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4836713.32993">
                <text:p>1554836713.32993</text:p>
              </table:table-cell>
              <table:table-cell office:value-type="float" office:value="2.53524833973421">
                <text:p>2.535248339734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54836713.37346">
                <text:p>1554836713.37346</text:p>
              </table:table-cell>
              <table:table-cell office:value-type="float" office:value="2.48105721805209">
                <text:p>2.481057218052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4836713.42332">
                <text:p>1554836713.42332</text:p>
              </table:table-cell>
              <table:table-cell office:value-type="float" office:value="2.39457908358534">
                <text:p>2.394579083585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54836713.47897">
                <text:p>1554836713.47897</text:p>
              </table:table-cell>
              <table:table-cell office:value-type="float" office:value="2.26768565357571">
                <text:p>2.26768565357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4836713.52019">
                <text:p>1554836713.52019</text:p>
              </table:table-cell>
              <table:table-cell office:value-type="float" office:value="2.15702622657808">
                <text:p>2.157026226578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4836713.56167">
                <text:p>1554836713.56167</text:p>
              </table:table-cell>
              <table:table-cell office:value-type="float" office:value="2.02877427824813">
                <text:p>2.028774278248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54836713.60487">
                <text:p>1554836713.60487</text:p>
              </table:table-cell>
              <table:table-cell office:value-type="float" office:value="1.8769197940027">
                <text:p>1.87691979400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4836713.65752">
                <text:p>1554836713.65752</text:p>
              </table:table-cell>
              <table:table-cell office:value-type="float" office:value="1.66461589325077">
                <text:p>1.664615893250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54836713.70384">
                <text:p>1554836713.70384</text:p>
              </table:table-cell>
              <table:table-cell office:value-type="float" office:value="1.53398504703712">
                <text:p>1.533985047037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54836713.73478">
                <text:p>1554836713.73478</text:p>
              </table:table-cell>
              <table:table-cell office:value-type="float" office:value="1.47222413703145">
                <text:p>1.472224137031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4836713.76598">
                <text:p>1554836713.76598</text:p>
              </table:table-cell>
              <table:table-cell office:value-type="float" office:value="1.43628457994715">
                <text:p>1.436284579947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54836713.79521">
                <text:p>1554836713.79521</text:p>
              </table:table-cell>
              <table:table-cell office:value-type="float" office:value="1.39423401093629">
                <text:p>1.394234010936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54836713.82503">
                <text:p>1554836713.82503</text:p>
              </table:table-cell>
              <table:table-cell office:value-type="float" office:value="1.34261415376472">
                <text:p>1.34261415376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4836713.85434">
                <text:p>1554836713.85434</text:p>
              </table:table-cell>
              <table:table-cell office:value-type="float" office:value="1.28344403831176">
                <text:p>1.28344403831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54836713.88395">
                <text:p>1554836713.88395</text:p>
              </table:table-cell>
              <table:table-cell office:value-type="float" office:value="1.21506146610163">
                <text:p>1.215061466101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54836713.91342">
                <text:p>1554836713.91342</text:p>
              </table:table-cell>
              <table:table-cell office:value-type="float" office:value="1.13848708964113">
                <text:p>1.13848708964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54836713.94301">
                <text:p>1554836713.94301</text:p>
              </table:table-cell>
              <table:table-cell office:value-type="float" office:value="1.05299167225339">
                <text:p>1.052991672253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54836713.97258">
                <text:p>1554836713.97258</text:p>
              </table:table-cell>
              <table:table-cell office:value-type="float" office:value="0.991558122593037">
                <text:p>0.991558122593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54836714.00196">
                <text:p>1554836714.00196</text:p>
              </table:table-cell>
              <table:table-cell office:value-type="float" office:value="0.954549885422214">
                <text:p>0.9545498854222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54836714.03467">
                <text:p>1554836714.03467</text:p>
              </table:table-cell>
              <table:table-cell office:value-type="float" office:value="0.943580096175976">
                <text:p>0.9435800961759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54836714.06364">
                <text:p>1554836714.06364</text:p>
              </table:table-cell>
              <table:table-cell office:value-type="float" office:value="0.925630961917631">
                <text:p>0.9256309619176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54836714.09312">
                <text:p>1554836714.09312</text:p>
              </table:table-cell>
              <table:table-cell office:value-type="float" office:value="0.898844992830755">
                <text:p>0.898844992830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54836714.13581">
                <text:p>1554836714.13581</text:p>
              </table:table-cell>
              <table:table-cell office:value-type="float" office:value="0.842162092917383">
                <text:p>0.8421620929173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54836714.16407">
                <text:p>1554836714.16407</text:p>
              </table:table-cell>
              <table:table-cell office:value-type="float" office:value="0.79681326906524">
                <text:p>0.796813269065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54836714.21116">
                <text:p>1554836714.21116</text:p>
              </table:table-cell>
              <table:table-cell office:value-type="float" office:value="0.699458112528672">
                <text:p>0.6994581125286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54836714.28047">
                <text:p>1554836714.28047</text:p>
              </table:table-cell>
              <table:table-cell office:value-type="float" office:value="0.546167279575491">
                <text:p>0.5461672795754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54836714.31098">
                <text:p>1554836714.31098</text:p>
              </table:table-cell>
              <table:table-cell office:value-type="float" office:value="0.469538346019258">
                <text:p>0.469538346019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54836714.3409">
                <text:p>1554836714.3409</text:p>
              </table:table-cell>
              <table:table-cell office:value-type="float" office:value="0.38563810140871">
                <text:p>0.385638101408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54836714.37261">
                <text:p>1554836714.37261</text:p>
              </table:table-cell>
              <table:table-cell office:value-type="float" office:value="0.286827441348141">
                <text:p>0.2868274413481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54836714.45329">
                <text:p>1554836714.45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4836714.54893">
                <text:p>1554836714.54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54836714.64412">
                <text:p>1554836714.64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54836714.73948">
                <text:p>1554836714.7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54836714.82454">
                <text:p>1554836714.8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4836714.91466">
                <text:p>1554836714.9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54836714.99973">
                <text:p>1554836714.99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54836715.09002">
                <text:p>1554836715.09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54836715.18065">
                <text:p>1554836715.18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54836715.27078">
                <text:p>1554836715.27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